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1.238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2"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text-properties style:text-underline-style="none" fo:font-weight="normal" style:font-weight-asian="normal" style:font-weight-complex="normal"/>
    </style:style>
    <style:style style:name="P34" style:family="paragraph" style:parent-style-name="Text_20_body">
      <style:text-properties fo:color="#000000"/>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fo:color="#000000"/>
    </style:style>
    <style:style style:name="P37" style:family="paragraph" style:parent-style-name="Table">
      <style:paragraph-properties fo:keep-with-next="always"/>
    </style:style>
    <style:style style:name="P38"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39" style:family="paragraph" style:parent-style-name="Table_20_Contents">
      <style:paragraph-properties fo:text-align="justify" style:justify-single-word="false"/>
      <style:text-properties fo:font-size="14pt" style:font-size-asian="14pt"/>
    </style:style>
    <style:style style:name="P40" style:family="paragraph" style:parent-style-name="Text_20_body">
      <style:paragraph-properties fo:margin-left="0cm" fo:margin-right="0cm" fo:text-indent="0.9cm" style:auto-text-indent="false"/>
    </style:style>
    <style:style style:name="P41" style:family="paragraph" style:parent-style-name="Листинг_20_кода">
      <style:text-properties style:font-name="Times New Roman" fo:font-size="12pt" style:font-size-asian="12pt" style:font-size-complex="12pt"/>
    </style:style>
    <style:style style:name="P42" style:family="paragraph" style:parent-style-name="Листинг_20_кода">
      <style:text-properties style:font-name="Times New Roman" fo:font-size="12pt" style:font-name-asian="Menlo-Regular" style:font-size-asian="12pt" style:font-name-complex="Menlo-Regular" style:font-size-complex="12pt"/>
    </style:style>
    <style:style style:name="P43"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44" style:family="paragraph" style:parent-style-name="Листинг_20_кода">
      <style:text-properties style:font-name-asian="Menlo-Regular" style:font-name-complex="Menlo-Regular"/>
    </style:style>
    <style:style style:name="P45" style:family="paragraph" style:parent-style-name="Листинг_20_кода">
      <style:text-properties fo:font-size="13pt" style:font-name-asian="Menlo-Regular" style:font-size-asian="13pt" style:font-name-complex="Menlo-Regular" style:font-size-complex="13pt"/>
    </style:style>
    <style:style style:name="P46" style:family="paragraph" style:parent-style-name="Заголовок_20_Без_20_Нумерации">
      <style:paragraph-properties fo:break-before="page"/>
    </style:style>
    <style:style style:name="P47" style:family="paragraph" style:parent-style-name="Заголовок_20_Без_20_Нумерации" style:master-page-name="">
      <style:paragraph-properties style:page-number="auto"/>
    </style:style>
    <style:style style:name="P48" style:family="paragraph" style:parent-style-name="Text_20_body">
      <style:paragraph-properties fo:margin-left="0cm" fo:margin-right="0cm" fo:text-indent="1.199cm" style:auto-text-indent="false"/>
    </style:style>
    <style:style style:name="P49"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text-properties style:font-name-asian="Verdana" style:font-name-complex="Verdana" style:font-size-complex="14pt"/>
    </style:style>
    <style:style style:name="P53" style:family="paragraph" style:parent-style-name="Text_20_body" style:list-style-name="L7">
      <style:text-properties style:font-name-asian="Verdana" style:font-name-complex="Verdana" style:font-size-complex="14pt"/>
    </style:style>
    <style:style style:name="P54" style:family="paragraph" style:parent-style-name="Text_20_body" style:list-style-name="L8">
      <style:text-properties style:font-name-asian="Verdana" style:font-name-complex="Verdana" style:font-size-complex="14pt"/>
    </style:style>
    <style:style style:name="P55" style:family="paragraph" style:parent-style-name="Text_20_body" style:list-style-name="L9">
      <style:text-properties style:font-name-asian="Verdana" style:font-name-complex="Verdana" style:font-size-complex="14pt"/>
    </style:style>
    <style:style style:name="P56" style:family="paragraph" style:parent-style-name="Text_20_body" style:list-style-name="L10">
      <style:text-properties style:font-name-asian="Verdana" style:font-name-complex="Verdana" style:font-size-complex="14pt"/>
    </style:style>
    <style:style style:name="P57" style:family="paragraph" style:parent-style-name="Text_20_body" style:list-style-name="L11">
      <style:text-properties style:font-name-asian="Verdana" style:font-name-complex="Verdana" style:font-size-complex="14pt"/>
    </style:style>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1"/>
    <style:style style:name="P61" style:family="paragraph" style:parent-style-name="Text_20_body" style:list-style-name="L15"/>
    <style:style style:name="P62" style:family="paragraph" style:parent-style-name="Text_20_body" style:list-style-name="L17"/>
    <style:style style:name="P63" style:family="paragraph" style:parent-style-name="Text_20_body" style:list-style-name="L18">
      <style:text-properties fo:color="#000000"/>
    </style:style>
    <style:style style:name="P64" style:family="paragraph" style:parent-style-name="Text_20_body" style:list-style-name="L19">
      <style:text-properties fo:color="#000000"/>
    </style:style>
    <style:style style:name="P65" style:family="paragraph" style:parent-style-name="Text_20_body" style:list-style-name="L19"/>
    <style:style style:name="P66" style:family="paragraph" style:parent-style-name="Text_20_body" style:list-style-name="L1">
      <style:paragraph-properties fo:margin-left="0cm" fo:margin-right="0cm" fo:text-indent="0cm" style:auto-text-indent="false"/>
      <style:text-properties style:font-name-asian="TimesNewRomanPSMT" style:font-name-complex="TimesNewRomanPSMT" style:font-size-complex="14pt"/>
    </style:style>
    <style:style style:name="P67" style:family="paragraph" style:parent-style-name="Text_20_body" style:list-style-name="L2">
      <style:paragraph-properties fo:margin-left="0cm" fo:margin-right="0cm" fo:text-indent="0cm" style:auto-text-indent="false"/>
      <style:text-properties style:font-name-asian="TimesNewRomanPSMT" style:font-name-complex="TimesNewRomanPSMT"/>
    </style:style>
    <style:style style:name="P68" style:family="paragraph" style:parent-style-name="Text_20_body" style:list-style-name="L12">
      <style:paragraph-properties fo:margin-left="0cm" fo:margin-right="0cm" fo:text-indent="0cm" style:auto-text-indent="false"/>
    </style:style>
    <style:style style:name="P69" style:family="paragraph" style:parent-style-name="Text_20_body" style:list-style-name="L13">
      <style:paragraph-properties fo:margin-left="0cm" fo:margin-right="0cm" fo:text-indent="0cm" style:auto-text-indent="false"/>
    </style:style>
    <style:style style:name="P70" style:family="paragraph" style:parent-style-name="Text_20_body" style:list-style-name="L14">
      <style:paragraph-properties fo:margin-left="0cm" fo:margin-right="0cm" fo:text-indent="0cm" style:auto-text-indent="false">
        <style:tab-stops>
          <style:tab-stop style:position="15.998cm" style:type="right" style:leader-style="dotted" style:leader-text="."/>
        </style:tab-stops>
      </style:paragraph-properties>
    </style:style>
    <style:style style:name="P71" style:family="paragraph" style:parent-style-name="Text_20_body" style:list-style-name="L16">
      <style:paragraph-properties fo:margin-left="0cm" fo:margin-right="0cm" fo:text-indent="0cm" style:auto-text-indent="false"/>
    </style:style>
    <style:style style:name="P72" style:family="paragraph" style:parent-style-name="Text_20_body" style:list-style-name="L3">
      <style:paragraph-properties fo:margin-left="0.647cm" fo:margin-right="0cm" fo:text-indent="-0.647cm" style:auto-text-indent="false">
        <style:tab-stops/>
      </style:paragraph-properties>
      <style:text-properties style:font-name-asian="TimesNewRomanPSMT" style:font-name-complex="TimesNewRomanPSMT"/>
    </style:style>
    <style:style style:name="P73" style:family="paragraph" style:parent-style-name="Text_20_body" style:list-style-name="L4">
      <style:paragraph-properties fo:margin-left="0.626cm" fo:margin-right="0cm" fo:text-indent="-0.635cm" style:auto-text-indent="false">
        <style:tab-stops>
          <style:tab-stop style:position="15.998cm" style:type="right" style:leader-style="dotted" style:leader-text="."/>
        </style:tab-stops>
      </style:paragraph-properties>
      <style:text-properties style:font-name-asian="TimesNewRomanPSMT" style:font-name-complex="TimesNewRomanPSMT"/>
    </style:style>
    <style:style style:name="P74" style:family="paragraph" style:parent-style-name="Text_20_body" style:list-style-name="L4">
      <style:paragraph-properties fo:margin-left="0.626cm" fo:margin-right="0cm" fo:text-indent="-0.635cm" style:auto-text-indent="false">
        <style:tab-stops>
          <style:tab-stop style:position="15.998cm" style:type="right" style:leader-style="dotted" style:leader-text="."/>
        </style:tab-stops>
      </style:paragraph-properties>
    </style:style>
    <style:style style:name="P75" style:family="paragraph" style:parent-style-name="Heading_20_1">
      <style:paragraph-properties fo:break-before="page"/>
    </style:style>
    <style:style style:name="P76"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77" style:family="paragraph" style:parent-style-name="Contents_20_Heading">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font-size="14pt" style:font-size-asian="14pt" style:font-size-complex="14pt"/>
    </style:style>
    <style:style style:name="T5" style:family="text">
      <style:text-properties fo:color="#000000" fo:font-size="14pt" fo:language="ru" fo:country="RU" style:font-size-asian="14pt" style:font-size-complex="14pt"/>
    </style:style>
    <style:style style:name="T6" style:family="text">
      <style:text-properties fo:color="#000000" style:font-name="Times New Roman" fo:font-size="12pt" style:font-name-asian="Menlo-Regular" style:font-size-asian="12pt" style:font-name-complex="Menlo-Regular" style:font-size-complex="12pt"/>
    </style:style>
    <style:style style:name="T7" style:family="text">
      <style:text-properties fo:color="#000000" style:font-name="Times New Roman" fo:font-size="13pt" style:font-name-asian="Menlo-Regular" style:font-size-asian="13pt" style:font-name-complex="Menlo-Regular" style:font-size-complex="13pt"/>
    </style:style>
    <style:style style:name="T8"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9"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0"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1"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2"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3"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4"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5" style:family="text">
      <style:text-properties fo:color="#000000" style:font-name="Times New Roman" fo:font-size="14pt" fo:language="en" fo:country="US" style:font-name-asian="TimesNewRomanPSMT" style:font-size-asian="14pt" style:font-name-complex="TimesNewRomanPSMT" style:font-size-complex="14pt"/>
    </style:style>
    <style:style style:name="T16"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7"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8"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9" style:family="text">
      <style:text-properties fo:color="#000000" fo:font-style="italic" style:text-underline-style="none" fo:font-weight="normal" style:font-style-asian="italic" style:font-weight-asian="normal" style:font-style-complex="italic" style:font-weight-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fo:language="en" fo:country="US"/>
    </style:style>
    <style:style style:name="T22" style:family="text">
      <style:text-properties style:font-name-asian="Arial" style:font-name-complex="Arial"/>
    </style:style>
    <style:style style:name="T23" style:family="text">
      <style:text-properties style:font-size-complex="14pt"/>
    </style:style>
    <style:style style:name="T24" style:family="text">
      <style:text-properties fo:language="en" fo:country="US"/>
    </style:style>
    <style:style style:name="T25" style:family="text">
      <style:text-properties fo:language="en" fo:country="US" style:font-size-complex="14pt"/>
    </style:style>
    <style:style style:name="T26" style:family="text">
      <style:text-properties fo:language="en" fo:country="US" style:font-name-asian="TimesNewRomanPSMT" style:font-name-complex="TimesNewRomanPSMT" style:font-size-complex="14pt"/>
    </style:style>
    <style:style style:name="T27" style:family="text">
      <style:text-properties fo:language="en" fo:country="US" fo:font-weight="normal" style:font-weight-asian="normal" style:font-weight-complex="normal"/>
    </style:style>
    <style:style style:name="T28" style:family="text">
      <style:text-properties style:font-name-asian="TimesNewRomanPSMT" style:font-name-complex="TimesNewRomanPSMT"/>
    </style:style>
    <style:style style:name="T29" style:family="text">
      <style:text-properties style:font-name-asian="TimesNewRomanPSMT" style:font-name-complex="TimesNewRomanPSMT" style:font-size-complex="14pt"/>
    </style:style>
    <style:style style:name="T30" style:family="text">
      <style:text-properties style:font-name-asian="Helvetica" style:font-name-complex="Helvetica" style:font-size-complex="14pt"/>
    </style:style>
    <style:style style:name="T31" style:family="text">
      <style:text-properties style:font-name="TimesNewRomanPSMT" style:font-name-asian="TimesNewRomanPSMT" style:font-name-complex="TimesNewRomanPSMT"/>
    </style:style>
    <style:style style:name="T32" style:family="text">
      <style:text-properties style:font-name-asian="Verdana" style:font-name-complex="Verdana" style:font-size-complex="14pt"/>
    </style:style>
    <style:style style:name="T33" style:family="text">
      <style:text-properties fo:font-style="italic" style:font-name-asian="Verdana" style:font-style-asian="italic" style:font-name-complex="Verdana" style:font-size-complex="14pt" style:font-style-complex="italic"/>
    </style:style>
    <style:style style:name="T34" style:family="text">
      <style:text-properties style:font-name="LucidaGrande" fo:font-size="11pt" fo:language="en" fo:country="US" style:letter-kerning="false" style:font-size-asian="11pt" style:font-name-complex="LucidaGrande" style:font-size-complex="11pt"/>
    </style:style>
    <style:style style:name="T35" style:family="text">
      <style:text-properties fo:language="en" fo:country="GB"/>
    </style:style>
    <style:style style:name="T36" style:family="text">
      <style:text-properties style:font-name="Times New Roman"/>
    </style:style>
    <style:style style:name="T37" style:family="text">
      <style:text-properties style:font-name="Times New Roman" fo:font-size="12pt" fo:language="en" fo:country="US" style:letter-kerning="false" style:font-size-asian="12pt" style:font-name-complex="LucidaGrande" style:font-size-complex="12pt"/>
    </style:style>
    <style:style style:name="T38" style:family="text">
      <style:text-properties style:font-name="Times New Roman" fo:font-size="12pt" style:letter-kerning="false" style:font-size-asian="12pt" style:font-name-complex="LucidaGrande" style:font-size-complex="12pt"/>
    </style:style>
    <style:style style:name="T39" style:family="text">
      <style:text-properties style:font-name="Times New Roman" fo:font-size="12pt" style:font-name-asian="Menlo-Regular" style:font-size-asian="12pt" style:font-name-complex="Menlo-Regular" style:font-size-complex="12pt"/>
    </style:style>
    <style:style style:name="T40" style:family="text">
      <style:text-properties style:font-name="Times New Roman" fo:font-size="12pt" style:font-size-asian="12pt" style:font-size-complex="12pt"/>
    </style:style>
    <style:style style:name="T41" style:family="text">
      <style:text-properties style:font-name="Times New Roman" fo:font-size="14pt" style:font-size-asian="14pt" style:font-size-complex="14pt"/>
    </style:style>
    <style:style style:name="T42" style:family="text">
      <style:text-properties style:font-name="Times New Roman" fo:font-size="14pt" fo:language="en" fo:country="US" style:font-size-asian="14pt" style:font-size-complex="14pt"/>
    </style:style>
    <style:style style:name="T43" style:family="text">
      <style:text-properties style:font-name="Times New Roman" fo:font-size="14pt" fo:language="en" fo:country="US" style:letter-kerning="false" style:font-size-asian="14pt" style:font-name-complex="LucidaGrande" style:font-size-complex="14pt"/>
    </style:style>
    <style:style style:name="T44"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5" style:family="text">
      <style:text-properties style:font-name="Times New Roman" fo:font-style="italic" style:text-underline-style="none" fo:font-weight="normal" style:font-style-asian="italic" style:font-weight-asian="normal" style:font-style-complex="italic" style:font-weight-complex="normal"/>
    </style:style>
    <style:style style:name="T46" style:family="text">
      <style:text-properties style:use-window-font-color="true" style:font-name="Times New Roman" fo:font-size="14pt" style:font-name-asian="ArialMT" style:font-size-asian="14pt" style:font-name-complex="ArialM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2.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6">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01  60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5">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tab/>( Степанова М.Д.</text:span></text:span><text:span text:style-name="Default_20_Paragraph_20_Font"><text:span text:style-name="T5"> <text:s text:c="6"/></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tab/>( Грицай А.В. <text:s text:c="12"/>)</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 и </text:span></text:span></text:p>
      <text:p text:style-name="P23"><text:span text:style-name="Default_20_Paragraph_20_Font"><text:span text:style-name="T1">экологической безопастности<text:tab/>( Мельниченко Д.А. <text:s/>)</text:span></text:span></text:p>
      <text:p text:style-name="P24"><text:span text:style-name="Default_20_Paragraph_20_Font"><text:span text:style-name="T1">по нормоконтролю<text:tab/>( Самодумкин С.А <text:s text:c="4"/>)</text:span></text:span></text:p>
      <text:p text:style-name="P3"/>
      <text:p text:style-name="P7"><text:span text:style-name="Default_20_Paragraph_20_Font"><text:span text:style-name="T1">Рецензент: </text:span></text:span><text:span text:style-name="Default_20_Paragraph_20_Font"><text:span text:style-name="T1"><text:tab/>( <text:s text:c="33"/>)</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use-index-marks="false" text:use-index-source-styles="true">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index-source-styles text:outline-level="1">
            <text:index-source-style text:style-name="Заголовок_20_Без_20_Нумерации"/>
          </text:index-source-styles>
        </text:table-of-content-source>
        <text:index-body>
          <text:index-title text:style-name="Sect2" text:name="_TOC0_Head">
            <text:p text:style-name="P77">СОДЕРЖАНИЕ</text:p>
          </text:index-title>
          <text:p text:style-name="P49">ПЕРЕЧЕНЬ УСЛОВНЫХ ОБОЗНАЧЕНИЙ, СИМВОЛОВ И ТЕРМИНОВ<text:tab/>6</text:p>
          <text:p text:style-name="P49">ВВЕДЕНИЕ<text:tab/>7</text:p>
          <text:p text:style-name="P49"><text:s/>1 МЕТОДЫ И ТЕХНОЛОГИИ ПОСТРОЕНИЯ ИНТЕРНЕТ-ПРИЛОЖЕНИЙ<text:tab/>9</text:p>
          <text:p text:style-name="P49"><text:s/>1.1 Анализ требований к системе<text:tab/>10</text:p>
          <text:p text:style-name="P49"><text:s/>1.2 Язык разметки гипертекста<text:tab/>13</text:p>
          <text:p text:style-name="P49"><text:s/>1.3 Анализ режима работы системы<text:tab/>13</text:p>
          <text:p text:style-name="P49"><text:s/>1.4 Информационно-справочные системы предоставляющие информацию юридического характера<text:tab/>14</text:p>
          <text:p text:style-name="P49"><text:s/>1.5 Классификация юридических услуг<text:tab/>16</text:p>
          <text:p text:style-name="P49"><text:s/>1.6 Библиотеки для построения Интернет-приложений<text:tab/>18</text:p>
          <text:p text:style-name="P49"><text:s/>1.7 Технические требования к разрабатываемой системе<text:tab/>22</text:p>
          <text:p text:style-name="P49"><text:s/>2 ПРОЕКТИРОВАНИЕ ИНТЕРНЕТ-ПРИЛОЖЕНИЯ<text:tab/>23</text:p>
          <text:p text:style-name="P49"><text:s/>2.1 Проектирование основного алгоритма работы пользователя с Интернет-приложением<text:tab/>23</text:p>
          <text:p text:style-name="P49"><text:s/>2.2 Проектирование вариантов использования системы<text:tab/>24</text:p>
          <text:p text:style-name="P49"><text:s/>2.3 Проектирование подсистемы хранения информации<text:tab/>26</text:p>
          <text:p text:style-name="P49"><text:s/>2.4 Проектирование пользовательского интерфейса системы<text:tab/>29</text:p>
          <text:p text:style-name="P49"><text:s/>2.5 Проектирование подсистемы преобразования и подготовки данных для подачи пользователю<text:tab/>35</text:p>
          <text:p text:style-name="P49"><text:s/>2.6 Проектирование взаимосвязи между компонентами системы<text:tab/>37</text:p>
          <text:p text:style-name="P49"><text:s/>3 РАЗРАБОТКА ИНТЕРНЕТ-ПРИЛОЖЕНИЯ<text:tab/>39</text:p>
          <text:p text:style-name="P49"><text:s/>3.1 Настройка библиотеки «Joomla» для развертывания Интернет-приложения<text:tab/>39</text:p>
          <text:p text:style-name="P49"><text:s/>3.2 Разработка дизайна представления пользовательских страниц Интернет-приложения<text:tab/>40</text:p>
          <text:p text:style-name="P49"><text:s/>3.3 Результаты разработки структуры нормативных документов<text:tab/>48</text:p>
          <text:p text:style-name="P49"><text:s/>4 ОХРАНА ТРУДА, ЭКОЛОГИЧЕСКАЯ БЕЗОПАСНОСТЬ, ЭНЕРГОСБЕРЕЖЕНИЕ<text:tab/>52</text:p>
          <text:p text:style-name="P49"><text:s/>4.1 Проектирование мер по обеспечению эргономических требований к организации рабочего места разработчика Интернет – приложений<text:tab/>52</text:p>
          <text:p text:style-name="P49"><text:s/>4.2 Описание условий организации рабочего места разработчика Интернет-приложения<text:tab/>54</text:p>
          <text:p text:style-name="P49"><text:soft-page-break/>ЗАКЛЮЧЕНИЕ<text:tab/>58</text:p>
          <text:p text:style-name="P49">СПИСОК ЛИТЕРАТУРЫ<text:tab/>59</text:p>
          <text:p text:style-name="P49">Приложение А<text:tab/>61</text:p>
          <text:p text:style-name="P49">Приложение Б<text:tab/>62</text:p>
          <text:p text:style-name="P49">Приложение В<text:tab/>63</text:p>
          <text:p text:style-name="P49">Приложение Г<text:tab/>64</text:p>
          <text:p text:style-name="P49">Приложение Д<text:tab/>65</text:p>
        </text:index-body>
      </text:table-of-content>
      <text:p text:style-name="Contents_20_1"/>
      <text:p text:style-name="P47">ПЕРЕЧЕНЬ УСЛОВНЫХ ОБОЗНАЧЕНИЙ, СИМВОЛОВ И ТЕРМИНОВ</text:p>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2">СУБД - система управления базами данных,</text:span></text:span></text:p>
      <text:p text:style-name="Text_20_body"><text:span text:style-name="Default_20_Paragraph_20_Font"><text:span text:style-name="T23">API - </text:span></text:span><text:span text:style-name="Default_20_Paragraph_20_Font"><text:span text:style-name="T25">application</text:span></text:span><text:span text:style-name="Default_20_Paragraph_20_Font"><text:span text:style-name="T23"> </text:span></text:span><text:span text:style-name="Default_20_Paragraph_20_Font"><text:span text:style-name="T25">programming</text:span></text:span><text:span text:style-name="Default_20_Paragraph_20_Font"><text:span text:style-name="T23"> </text:span></text:span><text:span text:style-name="Default_20_Paragraph_20_Font"><text:span text:style-name="T25">interface</text:span></text:span><text:span text:style-name="Default_20_Paragraph_20_Font"><text:span text:style-name="T23"> (интерфейс программирования приложений),</text:span></text:span></text:p>
      <text:p text:style-name="Text_20_body"><text:span text:style-name="Default_20_Paragraph_20_Font"><text:span text:style-name="T23">GUI - </text:span></text:span><text:span text:style-name="Default_20_Paragraph_20_Font"><text:span text:style-name="T25">graphical</text:span></text:span><text:span text:style-name="Default_20_Paragraph_20_Font"><text:span text:style-name="T23"> </text:span></text:span><text:span text:style-name="Default_20_Paragraph_20_Font"><text:span text:style-name="T25">user</text:span></text:span><text:span text:style-name="Default_20_Paragraph_20_Font"><text:span text:style-name="T23"> </text:span></text:span><text:span text:style-name="Default_20_Paragraph_20_Font"><text:span text:style-name="T25">interface</text:span></text:span><text:span text:style-name="Default_20_Paragraph_20_Font"><text:span text:style-name="T23"> (графический интерфейс пользователя)</text:span></text:span><text:span text:style-name="Default_20_Paragraph_20_Font"><text:span text:style-name="T23">,</text:span></text:span></text:p>
      <text:p text:style-name="Text_20_body"><text:span text:style-name="Default_20_Paragraph_20_Font"><text:span text:style-name="T23">SDK - </text:span></text:span><text:span text:style-name="Default_20_Paragraph_20_Font"><text:span text:style-name="T25">software</text:span></text:span><text:span text:style-name="Default_20_Paragraph_20_Font"><text:span text:style-name="T23"> </text:span></text:span><text:span text:style-name="Default_20_Paragraph_20_Font"><text:span text:style-name="T25">development</text:span></text:span><text:span text:style-name="Default_20_Paragraph_20_Font"><text:span text:style-name="T23"> </text:span></text:span><text:span text:style-name="Default_20_Paragraph_20_Font"><text:span text:style-name="T25">kit</text:span></text:span><text:span text:style-name="Default_20_Paragraph_20_Font"><text:span text:style-name="T23"> (средства для разработки программного обеспечения),</text:span></text:span></text:p>
      <text:p text:style-name="Text_20_body"><text:span text:style-name="Default_20_Paragraph_20_Font"><text:span text:style-name="T25">XML - extensible markup language (</text:span></text:span><text:span text:style-name="Default_20_Paragraph_20_Font"><text:span text:style-name="T23">расширяемый</text:span></text:span><text:span text:style-name="Default_20_Paragraph_20_Font"><text:span text:style-name="T25"> </text:span></text:span><text:span text:style-name="Default_20_Paragraph_20_Font"><text:span text:style-name="T23">язык</text:span></text:span><text:span text:style-name="Default_20_Paragraph_20_Font"><text:span text:style-name="T25"> </text:span></text:span><text:span text:style-name="Default_20_Paragraph_20_Font"><text:span text:style-name="T23">разметки</text:span></text:span><text:span text:style-name="Default_20_Paragraph_20_Font"><text:span text:style-name="T25">),</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2">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4">Apache</text:span></text:span> HTTP сервер (англ. A <text:span text:style-name="Default_20_Paragraph_20_Font"><text:span text:style-name="T24">patchy</text:span></text:span> <text:span text:style-name="Default_20_Paragraph_20_Font"><text:span text:style-name="T24">server</text:span></text:span>) - свободный веб-сервер, задачами которого являются: принятие запросов HTTP, выдача HTTP-ответов.</text:p>
      <text:p text:style-name="Заголовок_20_Без_20_Нумерации">ВВЕДЕНИЕ</text:p>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255632644" text:style-name="L1">
        <text:list-item>
          <text:p text:style-name="P66">изучение и анализ существующих систем рекламирующих услуги компаний, предоставляющих юридические услуги;</text:p>
        </text:list-item>
        <text:list-item>
          <text:p text:style-name="P66">анализ технологий построения Интернет приложений;</text:p>
        </text:list-item>
        <text:list-item>
          <text:p text:style-name="P66">анализ предоставляемых услуг, нормативных документов и их <text:soft-page-break/>классификация для дальнейшей подачи пользователю;</text:p>
        </text:list-item>
        <text:list-item>
          <text:p text:style-name="P66">проектирование Интернет приложения, предоставляющего рекламную информацию, о предоставляемых услугах;</text:p>
        </text:list-item>
        <text:list-item>
          <text:p text:style-name="P66">разработка и развёртывание Интернет приложения;</text:p>
        </text:list-item>
        <text:list-item>
          <text:p text:style-name="P66">проведение технико-экономического обоснования разработки приложения и расчёта сметы затрат, цены, прибыли, экономического эффекта от применения приложения.</text:p>
        </text:list-item>
      </text:list>
      <text:p text:style-name="Text_20_body"/>
      <text:h text:style-name="Heading_20_1" text:outline-level="1" text:restart-numbering="true" text:start-value="1">МЕТОДЫ И ТЕХНОЛОГИИ ПОСТРОЕНИЯ ИНТЕРНЕТ-ПРИЛОЖЕНИЙ</text:h>
      <text:p text:style-name="P48">Создание интернет-приложений является хорошо изученной, проработанной и нормированной областью. Для разработки интернет-приложений можно воспользоваться множеством библиотек и систем. Построение такого рода систем во многом зависит от поставленных перед ней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p text:style-name="P48">Существует большое множество различных Интернет-приложений. Они решают различные задачи из различных областей знаний. Например существуют системы созданные для заработка денег с помощью подачи рекламных объявлений, системы предоставляющие услуги математических вычислений, Интернет-порталы имеющие возможность редактирования и просмотра документов, таблиц, презентаций. На данный момент наиболее популярная сфера, в которой разрабатываются Интернет-приложения это рекламная. Каждая организация, или физическое лицо, занимающееся какой-либо торговой деятельностью (например изготовление и продажа изделий из кожи) заинтересовано в увеличении количества покупок и заказов производимых товаров (или оказываемых услуг). Для этого используется реклама. Использование Интернет в качестве рекламной площадки наиболее популярное решение у небольших компаний. Создание сайта-визитки компании популярно в белорусской юридической сфере. Например поисковик «Google», сообщает, что существует примерно 216 000 страниц содержащих слова «юридические услуги Беларусь».</text:p>
      <text:p text:style-name="P48">Главными проблемами при создании Интернет-приложения рекламирующего юридические услуги, являются создание модели данных содержащих необходимую информацию, создание интуитивно-понятного интерфейса пользователя и создание возможности пополнять материалы системы администратором. Проблема создания необходимой модели данных решается с помощью известных методов используемых при хранении информации. В такие методы включают алгоритмы перехода между нормальными формами представления информации с помощью таблиц. Проблема создания интуитивно-понятного интерфейса решается при рассмотрении множества уже готовых систем. Интерфейс пользователя <text:soft-page-break/>Интернет-приложения обычно включает в себя некоторые компоненты, которые используются в любом Интернет-приложении (главная страница, пользовательское меню). Использование таких компонент позволит пользователю проще ориентироваться в системе, а значит отвечать требованиям простоты. Проблема возможности пополнения материалов решается, при помощи создания дополнительных элементов приложения, позволяющих администратору идентифицировать себя в системе и изменять материалы системы.</text:p>
      <text:p text:style-name="P48">В качестве применимых подходов при разработке Интернет-приложений широко используются различные библиотеки содержащие механизмы генерации HTML кода. Библиотеки могут содержать как механизмы хранения информации системы, так и средства администрирования и редактирования информации системы. Использование таких библиотек позволяет привести разработанную систему к какому-то общему виду, а значит в дальнейшем тратить меньше времени на изучение системы новыми сотрудниками; сократить время разработки (с помощью использования уже имеющихся в библиотеке алгоритмов).</text:p>
      <text:p text:style-name="P48">Интернет-приложение созданное с целью рекламирования услуг должно решать задачу предоставления информации в виде удобном для пользователя. Для этого такую информацию требуется систематизировать. Используя группировку и последующую классификацию можно систематизировать информацию, касающуюся юридических норм таким образом, чтобы пользователь мог понять, где ему искать необходимую информацию. </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40">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text:soft-page-break/>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24">TCP</text:span></text:span>/<text:span text:style-name="Default_20_Paragraph_20_Font"><text:span text:style-name="T24">IP</text:span></text:span>). В качестве такого сервера используют программные приложения «<text:span text:style-name="Default_20_Paragraph_20_Font"><text:span text:style-name="T24">Apache</text:span></text:span>» или «<text:span text:style-name="Default_20_Paragraph_20_Font"><text:span text:style-name="T24">Nginx</text:span></text:span>». В нашем случае использование «<text:span text:style-name="Default_20_Paragraph_20_Font"><text:span text:style-name="T24">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4">php</text:span></text:span>”, “<text:span text:style-name="Default_20_Paragraph_20_Font"><text:span text:style-name="T24">ruby</text:span></text:span>”, “<text:span text:style-name="Default_20_Paragraph_20_Font"><text:span text:style-name="T24">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text:soft-page-break/>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ласс (каталог), в котором содержаться нормативные документ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Изменив каталог для определенного документа, администратор сможет реорганизовать структуру классифицированных документов.</text:p>
      <text:p text:style-name="Text_20_body"><text:span text:style-name="Default_20_Paragraph_20_Font"><text:span text:style-name="T29">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6">Apache</text:span></text:span><text:span text:style-name="Default_20_Paragraph_20_Font"><text:span text:style-name="T29">”,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span></text:span></text:p>
      <text:h text:style-name="Heading_20_2" text:outline-level="2"><text:bookmark text:name="__RefNumPara__39204015"/><text:bookmark text:name="__RefHeading__3856_2125587064"/><text:soft-page-break/>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3">HTML является частным случаем SGML (стандартного обобщенного языка разметки). </text:span></text:span><text:span text:style-name="Default_20_Paragraph_20_Font"><text:span text:style-name="T30">HTML создавался как язык для обмена научной и</text:span></text:span><text:span text:style-name="Default_20_Paragraph_20_Font"><text:span text:style-name="T30">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30">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30">HTML внесена поддержка гипертекста. Мультимедийные возможности были </text:span></text:span><text:span text:style-name="Default_20_Paragraph_20_Font"><text:span text:style-name="T30">добавлены позже. И</text:span></text:span><text:span text:style-name="Default_20_Paragraph_20_Font"><text:span text:style-name="T30">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30">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30">Текстовые </text:span></text:span><text:span text:style-name="Default_20_Paragraph_20_Font"><text:span text:style-name="T30">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30">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31">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pan></text:span><text:span text:style-name="Default_20_Paragraph_20_Font"><text:span text:style-name="T31"><text:bookmark-ref text:reference-format="number" text:ref-name="__RefNumPara__3478_2125587064">2</text:bookmark-ref></text:span></text:span><text:span text:style-name="Default_20_Paragraph_20_Font"><text:span text:style-name="T31">].</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31">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31">) представляет информацию об </text:span></text:span><text:span text:style-name="Default_20_Paragraph_20_Font"><text:span text:style-name="T31">оказываемых </text:span></text:span><text:soft-page-break/><text:span text:style-name="Default_20_Paragraph_20_Font"><text:span text:style-name="T31">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31">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31">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31">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31">Система компании «Ол Инклюзив» (</text:span></text:span><text:a xlink:type="simple" xlink:href="http://www.all-inclusive.com.ua/ru/" office:target-frame-name="_top" xlink:show="replace">http://www.all-inclusive.com.ua/ru/</text:a><text:span text:style-name="Default_20_Paragraph_20_Font"><text:span text:style-name="T31">) пр</text:span></text:span><text:span text:style-name="Default_20_Paragraph_20_Font"><text:span text:style-name="T31">едставляет информацию рекламного характера по оказываемым </text:span></text:span><text:span text:style-name="Default_20_Paragraph_20_Font"><text:span text:style-name="T31">юридическим услугам. Данная система содержит набор статических страниц, </text:span></text:span><text:span text:style-name="Default_20_Paragraph_20_Font"><text:span text:style-name="T31">на которых описывается информация, касающаяся оказываемой услуги. </text:span></text:span><text:span text:style-name="Default_20_Paragraph_20_Font"><text:span text:style-name="T28">Оказываемые услуги объединены в группы:</text:span></text:span></text:p>
      <text:list xml:id="list2107591860" text:style-name="L2">
        <text:list-item>
          <text:p text:style-name="P67">«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67">«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67">«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67">«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67">«Исполнение судебных решений»;</text:p>
        </text:list-item>
        <text:list-item>
          <text:p text:style-name="P67">«Третейский суд» (включает в себя «компетенция третейского суда», «разрешение спорных вопросов в третейском суде»);</text:p>
        </text:list-item>
        <text:list-item>
          <text:p text:style-name="P67"><text:soft-page-break/>«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67">«Регистрация прав собственности на объекты недвижимости»;</text:p>
        </text:list-item>
        <text:list-item>
          <text:p text:style-name="P67">«Юридическое сопровождение государственных закупок»;</text:p>
        </text:list-item>
        <text:list-item>
          <text:p text:style-name="P67">«Корпоративное управление и обслуживание организаций»;</text:p>
        </text:list-item>
        <text:list-item>
          <text:p text:style-name="P67">«Составление, анализ и сопровождение контрактов и договоров»;</text:p>
        </text:list-item>
        <text:list-item>
          <text:p text:style-name="P67">«Регистрация прав интеллектуальной собственности»;</text:p>
        </text:list-item>
        <text:list-item>
          <text:p text:style-name="P67">«Абонентское юридическое обслуживание»;</text:p>
        </text:list-item>
        <text:list-item>
          <text:p text:style-name="P67">«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 классификации - это задача, в которой имеется множество объектов (ситуаций), разделенных некоторым образом на классы. Классифицировать объект - значит, указать номер (или наименование) класса, к которому относится данный объект. Задачи классификации также называются задачами дискриминантного анализа. В машинном обучении задача классификации решается, как правило, с помощью методов искусственных нейронных сетей при постановке эксперимента в виде обучения с учителем.</text:p>
      <text:p text:style-name="P27">Существует также другой способ постановки эксперимента - обучение без учителя. Но такой способ используется для решения другой задачи - кластеризации. В данной задаче разделение объектов обучающей выборки на классы не задается, и требуется классифицировать объекты только на основе сходства друг с другом.</text:p>
      <text:p text:style-name="P27"><text:soft-page-break/>Эксперт в юридических услугах может определить существующие классы, а значит нам требуется решить задачу классификации. В качестве объектов классификации, используются существующие нормативные документы. На данный момент это 80-т объектов.</text:p>
      <text:p text:style-name="P27">Для решения задач классификации существуют различные методы, например метод дискриминантного анализа, метод деревьев классификации, метод кластерного анализа. На данный момент предприятие ставит целью реализацию ручной классификации, в тоже время в качестве одного из возможных путей развития системы предполагает возможность машинной классификации. Тогда задачей для решения становится: определение меры близости между нормативными документами и объединение таковых в группы (метод кластерного анализа объединение). Чтобы объединять некоторые объекты, требуется выяснить, как вычисляется мера близости. В документах, содержащих только текстовую информацию в качестве меры близости можно использовать специальный коэффициент, обозначающий совпадение слов в двух текстах. Например, если два текста (текст «А» и текст «Б»), содержат по 50 вхождений слов «хозяйственный», «процесс»; в то время как остальные тексты не содержат или содержат очень малое количество таких слов. Можно сказать, что расстояние между этими двумя текстами невелико. Для вычисления такого расстояния, требуется создать карты текстов (создать множество пар: слово, сколько раз оно встречается в тексте). После чего можно будет сравнить карты текстов (также можно использовать специальные дополнительные весовые коэффициенты для заранее определенных слов). Сравнение карт текстов и станет функцией сравнения объектов классификации.</text:p>
      <text:p text:style-name="P27">Улучшение вычисления таких расстояний можно произвести с помощью специального словаря, который позволит определять различные словоформы (падежные формы, временные формы и т.д.), группы синонимии. Такие группы смогут более точно определять информацию передаваемую текстовой информацией, а значит более точно классифицировать имеющиеся нормативные документы. Данный алгоритм используется в системах анализа текстовой информации.</text:p>
      <text:p text:style-name="P27">Поэтому для возможности дальнейшего развития системы мы определим наиболее удобный способ хранения документов в системе. Таким образом, документы будут находится в одном каталоге. Задачей системы, является имитация разделения данных файлов по каталогам файловой системы.</text:p>
      <text:p text:style-name="P27">Опишем задачи разрабатываемого приложения по классификации юридических услуг, которые были поставлены предприятием:</text:p>
      <text:list xml:id="list210671907" text:style-name="L3">
        <text:list-item>
          <text:p text:style-name="P72"><text:soft-page-break/>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72">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72">подача обработанной классифицированной информации о предоставляемых услугах пользователю.</text:p>
        </text:list-item>
      </text:list>
      <text:p text:style-name="P27">Таким образом, задача классификации решается в полуавтоматическом режиме. И выражается в следующем алгоритме:</text:p>
      <text:list xml:id="list219245198" text:style-name="L4">
        <text:list-item>
          <text:p text:style-name="P73">Администратор системы упорядочивает набор нормативных документов, которые требуется классифицировать;</text:p>
        </text:list-item>
        <text:list-item>
          <text:p text:style-name="P73">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73">Система генерирует список нормативных документов в виде набора ссылок и создаёт специализированный набор страниц. Данный набор страниц содержит информацию о документах;</text:p>
        </text:list-item>
        <text:list-item>
          <text:p text:style-name="P73">Администратор группирует нормативные документы, используя возможности предоставляемые системой;</text:p>
        </text:list-item>
        <text:list-item>
          <text:p text:style-name="P74"><text:span text:style-name="Default_20_Paragraph_20_Font"><text:span text:style-name="T28">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пользователем для получения документов той группы, информацию о которой он </text:span></text:span><text:span text:style-name="Default_20_Paragraph_20_Font"><text:span text:style-name="T28">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text:soft-page-break/>Сравнение количества выпущенных версий, найденных ошибок (безопасность систем):</text:p>
      <text:list xml:id="list429142686" text:style-name="L5">
        <text:list-item>
          <text:p text:style-name="P50">«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0">«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50">«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2008075128" text:style-name="L6">
        <text:list-item>
          <text:p text:style-name="P51">«<text:span text:style-name="Default_20_Paragraph_20_Font"><text:span text:style-name="T23">Drupal», несмотря на то, что р</text:span></text:span><text:span text:style-name="Default_20_Paragraph_20_Font"><text:span text:style-name="T32">усское сообщество занимается переводом документации на D</text:span></text:span><text:span text:style-name="Default_20_Paragraph_20_Font"><text:span text:style-name="T32">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52">«Joomla», русскоязычной документации достаточно много, включая не только переводы официальных документов, но и авторские статьи.</text:p>
        </text:list-item>
        <text:list-item>
          <text:p text:style-name="P51"><text:span text:style-name="Default_20_Paragraph_20_Font"><text:span text:style-name="T32">«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2"><text:bookmark-ref text:reference-format="number" text:ref-name="__RefNumPara__4138_2125587064">17</text:bookmark-ref></text:span></text:span><text:span text:style-name="Default_20_Paragraph_20_Font"><text:span text:style-name="T32">].</text:span></text:span></text:p>
        </text:list-item>
      </text:list>
      <text:p text:style-name="Text_20_body"><text:span text:style-name="Default_20_Paragraph_20_Font"><text:span text:style-name="T33">Способы борьбы с нежелательным содержимым:</text:span></text:span><text:span text:style-name="Default_20_Paragraph_20_Font"><text:span text:style-name="T32"> все библиотеки имеют возможность</text:span></text:span><text:span text:style-name="Default_20_Paragraph_20_Font"><text:span text:style-name="T32">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Возможности интеграции с технологиями построения форума, для возможного последующего расширения:</text:p>
      <text:list xml:id="list522718196" text:style-name="L7">
        <text:list-item>
          <text:p text:style-name="P53">«Drupal», существует возможность интеграции с форумной системой «phpBB» [<text:bookmark-ref text:reference-format="number" text:ref-name="__RefNumPara__4140_2125587064">10</text:bookmark-ref>].</text:p>
        </text:list-item>
        <text:list-item>
          <text:p text:style-name="P53">«Joomla», существует возможность запуска встроенного форума <text:soft-page-break/>«FireBoard».</text:p>
        </text:list-item>
        <text:list-item>
          <text:p text:style-name="P53">«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626158447" text:style-name="L8">
        <text:list-item>
          <text:p text:style-name="P58"><text:span text:style-name="Default_20_Paragraph_20_Font"><text:span text:style-name="T32">«Drupal», существует возможность использования известных визуальных редакторов «TinyMCE», «FCKEditor». Данные редакторы </text:span></text:span><text:span text:style-name="Default_20_Paragraph_20_Font"><text:span text:style-name="T32">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2"><text:bookmark-ref text:reference-format="number" text:ref-name="__RefNumPara__4142_2125587064">9</text:bookmark-ref></text:span></text:span><text:span text:style-name="Default_20_Paragraph_20_Font"><text:span text:style-name="T32">].</text:span></text:span></text:p>
        </text:list-item>
        <text:list-item>
          <text:p text:style-name="P54">«Joomla», имеет возможность подключения большого количества таких редакторов. Наиболее известным для интегрирования является «JCE».</text:p>
        </text:list-item>
        <text:list-item>
          <text:p text:style-name="P54">«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1832186581" text:style-name="L9">
        <text:list-item>
          <text:p text:style-name="P55">«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59"><text:span text:style-name="Default_20_Paragraph_20_Font"><text:span text:style-name="T32">«Joomla» имеет специальную систему «ContentTemplater» </text:span></text:span><text:span text:style-name="Default_20_Paragraph_20_Font"><text:span text:style-name="T32">предназначенную для создания шаблонов. Также имеется возможность </text:span></text:span><text:span text:style-name="Default_20_Paragraph_20_Font"><text:span text:style-name="T32">управления страницами при помощи модулей, которые могут изменять интерфейс различных страниц [</text:span></text:span><text:span text:style-name="Default_20_Paragraph_20_Font"><text:span text:style-name="T32"><text:bookmark-ref text:reference-format="number" text:ref-name="__RefNumPara__4144_2125587064">12</text:bookmark-ref></text:span></text:span><text:span text:style-name="Default_20_Paragraph_20_Font"><text:span text:style-name="T32">].</text:span></text:span></text:p>
        </text:list-item>
        <text:list-item>
          <text:p text:style-name="P59"><text:span text:style-name="Default_20_Paragraph_20_Font"><text:span text:style-name="T32">«WordPress» им</text:span></text:span><text:span text:style-name="Default_20_Paragraph_20_Font"><text:span text:style-name="T32">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2"><text:bookmark-ref text:reference-format="number" text:ref-name="__RefNumPara__4138_2125587064">17</text:bookmark-ref></text:span></text:span><text:span text:style-name="Default_20_Paragraph_20_Font"><text:span text:style-name="T32">].</text:span></text:span></text:p>
        </text:list-item>
      </text:list>
      <text:p text:style-name="P29">Расширенная функциональность:</text:p>
      <text:list xml:id="list1448890686" text:style-name="L10">
        <text:list-item>
          <text:p text:style-name="P56">«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56"><text:soft-page-break/>«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56">«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1310950521" text:continue-numbering="true" text:style-name="L10">
        <text:list-item>
          <text:p text:style-name="P56">«Drupal» использует UTF-8, поэтому проблем с кодировками нет.</text:p>
        </text:list-item>
        <text:list-item>
          <text:p text:style-name="P56">«Joomla» даёт возможность использовать как UTF-8 так кодировку «CP1251», однако последняя может приводить к наличию различных проблем.</text:p>
        </text:list-item>
        <text:list-item>
          <text:p text:style-name="P56">«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1845724421" text:style-name="L11">
        <text:list-item>
          <text:p text:style-name="P60"><text:span text:style-name="Default_20_Paragraph_20_Font"><text:span text:style-name="T32">«Drupal» обладает во</text:span></text:span><text:span text:style-name="Default_20_Paragraph_20_Font"><text:span text:style-name="T32">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2"><text:bookmark-ref text:reference-format="number" text:ref-name="__RefNumPara__4132_2125587064">8</text:bookmark-ref></text:span></text:span><text:span text:style-name="Default_20_Paragraph_20_Font"><text:span text:style-name="T32">].</text:span></text:span></text:p>
        </text:list-item>
        <text:list-item>
          <text:p text:style-name="P60"><text:span text:style-name="Default_20_Paragraph_20_Font"><text:span text:style-name="T32">«Joomla» не имеет встроенных </text:span></text:span><text:span text:style-name="Default_20_Paragraph_20_Font"><text:span text:style-name="T32">способов конвертации, это связано, что основной задачей «Joomla» не является поддержка различных движков для </text:span></text:span><text:span text:style-name="Default_20_Paragraph_20_Font"><text:span text:style-name="T32">общения. Поэтому программист использующий «Joomla» должен сам создать </text:span></text:span><text:span text:style-name="Default_20_Paragraph_20_Font"><text:span text:style-name="T32">возможность экспорта [</text:span></text:span><text:span text:style-name="Default_20_Paragraph_20_Font"><text:span text:style-name="T32"><text:bookmark-ref text:reference-format="number" text:ref-name="__RefNumPara__3964_2125587064">5</text:bookmark-ref></text:span></text:span><text:span text:style-name="Default_20_Paragraph_20_Font"><text:span text:style-name="T32">].</text:span></text:span></text:p>
        </text:list-item>
        <text:list-item>
          <text:p text:style-name="P57">«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при проектировании и разработке можно учитывать особенности реализации приложения с помощью библиотеки «Joomla» языка программирования PHP.</text:p>
      <text:h text:style-name="Heading_20_2" text:outline-level="2"><text:soft-page-break/>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346100984" text:style-name="L12">
        <text:list-item>
          <text:p text:style-name="P68">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68">возможность запуска со стандартным для библиотеки «Joomla» программными серверами («Apache», «MySQL»);</text:p>
        </text:list-item>
        <text:list-item>
          <text:p text:style-name="P68">работа под операционными системами семейства «Linux»;</text:p>
        </text:list-item>
        <text:list-item>
          <text:p text:style-name="P68">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7" draw:name="Графический объект11" text:anchor-type="paragraph" svg:y="0.002cm" svg:width="13.836cm" style:rel-width="100%" svg:height="18.648cm" style:rel-height="scale" draw:z-index="1"><draw:image xlink:href="../../../../../../../../_dev/univer/Diploma/SidarauIS/doc/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836055095" text:style-name="L13">
        <text:list-item>
          <text:p text:style-name="P69">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9">просмотр информации о предоставляемых предприятием услугах (юридические и бухгалтерские услуги);</text:p>
        </text:list-item>
        <text:list-item>
          <text:p text:style-name="P69">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69">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9">просмотр пользователем новостей в юридическом законодательстве;</text:p>
        </text:list-item>
        <text:list-item>
          <text:p text:style-name="P69">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8" draw:name="Графический объект1" text:anchor-type="paragraph" svg:x="0.004cm" svg:y="0.002cm" svg:width="10.746cm" style:rel-width="100%" svg:height="11.382cm" style:rel-height="scale" draw:z-index="3"><draw:image xlink:href="../../../../../../../../_dev/univer/Diploma/SidarauIS/doc/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soft-page-break/></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7" draw:name="Графический объект2" text:anchor-type="paragraph" svg:y="0.002cm" svg:width="11.725cm" style:rel-width="88%" svg:height="10.446cm" style:rel-height="scale" draw:z-index="5"><draw:image xlink:href="../../../../../../../../_dev/univer/Diploma/SidarauIS/doc/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p>
      <text:p text:style-name="Text_20_body"><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text:soft-page-break/>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7" draw:name="Графический объект4" text:anchor-type="paragraph" svg:y="0.002cm" svg:width="8.483cm" style:rel-width="95%" svg:height="4.175cm" style:rel-height="scale" draw:z-index="7"><draw:image xlink:href="../../../../../../../../_dev/univer/Diploma/SidarauIS/doc/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8" draw:name="Графический объект5" text:anchor-type="paragraph" svg:x="0.004cm" svg:y="0.002cm" svg:width="8.915cm" style:rel-width="100%" svg:height="3.485cm" style:rel-height="scale" draw:z-index="9"><draw:image xlink:href="../../../../../../../../_dev/univer/Diploma/SidarauIS/doc/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text:p>
      <text:p text:style-name="Text_20_body">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8" draw:name="Графический объект6" text:anchor-type="paragraph" svg:x="0.004cm" svg:y="0.002cm" svg:width="8.851cm" style:rel-width="100%" svg:height="3.473cm" style:rel-height="scale" draw:z-index="11"><draw:image xlink:href="../../../../../../../../_dev/univer/Diploma/SidarauIS/doc/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p>
      <text:p text:style-name="Text_20_body"><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text:soft-page-break/>«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используемой в библиотеках построения Интернет-приложений. Представим таблицы соответствий между спроектированной моделью и моделью библиотеки «Joomla»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7">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38">Член класса «Клиент»</text:p>
          </table:table-cell>
          <table:table-cell table:style-name="Таблица5.B1" office:value-type="string">
            <text:p text:style-name="P38">Член класса 'content' системы «Joomla»</text:p>
          </table:table-cell>
        </table:table-row>
        <table:table-row>
          <table:table-cell table:style-name="Таблица5.A2" office:value-type="string">
            <text:p text:style-name="P39">Заголовок</text:p>
          </table:table-cell>
          <table:table-cell table:style-name="Таблица5.B2" office:value-type="string">
            <text:p text:style-name="P39">'title'</text:p>
          </table:table-cell>
        </table:table-row>
        <table:table-row>
          <table:table-cell table:style-name="Таблица5.A2" office:value-type="string">
            <text:p text:style-name="P39">Содержание</text:p>
          </table:table-cell>
          <table:table-cell table:style-name="Таблица5.B2" office:value-type="string">
            <text:p text:style-name="P39">'fulltext'</text:p>
          </table:table-cell>
        </table:table-row>
        <table:table-row>
          <table:table-cell table:style-name="Таблица5.A2" office:value-type="string">
            <text:p text:style-name="P39">Дата окончания публикации</text:p>
          </table:table-cell>
          <table:table-cell table:style-name="Таблица5.B2" office:value-type="string">
            <text:p text:style-name="P39">'publish_down'</text:p>
          </table:table-cell>
        </table:table-row>
        <table:table-row>
          <table:table-cell table:style-name="Таблица5.A2" office:value-type="string">
            <text:p text:style-name="P39">Изображение малого размера</text:p>
          </table:table-cell>
          <table:table-cell table:style-name="Таблица5.B2" office:value-type="string">
            <text:p text:style-name="P39">'images'</text:p>
          </table:table-cell>
        </table:table-row>
        <table:table-row>
          <table:table-cell table:style-name="Таблица5.A2" office:value-type="string">
            <text:p text:style-name="P39">Изображение большого размера</text:p>
          </table:table-cell>
          <table:table-cell table:style-name="Таблица5.B2" office:value-type="string">
            <text:p text:style-name="P39">'images'</text:p>
          </table:table-cell>
        </table:table-row>
      </table:table>
      <text:p text:style-name="Text_20_body"/>
      <text:p text:style-name="P37">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8">Член класса «Новость»</text:p>
          </table:table-cell>
          <table:table-cell table:style-name="Таблица1.B1" office:value-type="string">
            <text:p text:style-name="P38">Член класса 'content' системы «Joomla»</text:p>
          </table:table-cell>
        </table:table-row>
        <table:table-row>
          <table:table-cell table:style-name="Таблица1.A2" office:value-type="string">
            <text:p text:style-name="P39">Название</text:p>
          </table:table-cell>
          <table:table-cell table:style-name="Таблица1.B2" office:value-type="string">
            <text:p text:style-name="P39">'title'</text:p>
          </table:table-cell>
        </table:table-row>
        <table:table-row>
          <table:table-cell table:style-name="Таблица1.A2" office:value-type="string">
            <text:p text:style-name="P39">Короткое название</text:p>
          </table:table-cell>
          <table:table-cell table:style-name="Таблица1.B2" office:value-type="string">
            <text:p text:style-name="P39">'title_alias'</text:p>
          </table:table-cell>
        </table:table-row>
        <table:table-row>
          <table:table-cell table:style-name="Таблица1.A2" office:value-type="string">
            <text:p text:style-name="P39">Содержание</text:p>
          </table:table-cell>
          <table:table-cell table:style-name="Таблица1.B2" office:value-type="string">
            <text:p text:style-name="P39">'fulltext'</text:p>
          </table:table-cell>
        </table:table-row>
      </table:table>
      <text:p text:style-name="Text_20_body"/>
      <text:p text:style-name="P37">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8">Член класса «Услуга»</text:p>
          </table:table-cell>
          <table:table-cell table:style-name="Таблица2.B1" office:value-type="string">
            <text:p text:style-name="P38">Член класса 'content' системы «Joomla»</text:p>
          </table:table-cell>
        </table:table-row>
        <table:table-row>
          <table:table-cell table:style-name="Таблица2.A2" office:value-type="string">
            <text:p text:style-name="P39">Название</text:p>
          </table:table-cell>
          <table:table-cell table:style-name="Таблица2.B2" office:value-type="string">
            <text:p text:style-name="P39">'title'</text:p>
          </table:table-cell>
        </table:table-row>
        <table:table-row>
          <table:table-cell table:style-name="Таблица2.A2" office:value-type="string">
            <text:p text:style-name="P39">Короткое название</text:p>
          </table:table-cell>
          <table:table-cell table:style-name="Таблица2.B2" office:value-type="string">
            <text:p text:style-name="P39">'title_alias'</text:p>
          </table:table-cell>
        </table:table-row>
        <table:table-row>
          <table:table-cell table:style-name="Таблица2.A2" office:value-type="string">
            <text:p text:style-name="P39">Полное описание</text:p>
          </table:table-cell>
          <table:table-cell table:style-name="Таблица2.B2" office:value-type="string">
            <text:p text:style-name="P39">'fulltext'</text:p>
          </table:table-cell>
        </table:table-row>
      </table:table>
      <text:p text:style-name="P35"/>
      <text:p text:style-name="Text_20_body">Модель системы «Документы» требует отдельного каталога, для возможности последующего развития системы.</text:p>
      <text:p text:style-name="Text_20_body"><draw:frame draw:style-name="fr1" draw:name="Врезка7" text:anchor-type="paragraph" svg:y="0cm" svg:width="14.827cm" draw:z-index="12"><draw:text-box fo:min-height="12.979cm"><text:p text:style-name="Drawing"><draw:frame draw:style-name="fr8" draw:name="Графический объект7" text:anchor-type="paragraph" svg:x="0.004cm" svg:y="0.002cm" svg:width="14.827cm" style:rel-width="100%" svg:height="12.529cm" style:rel-height="scale" draw:z-index="41"><draw:image xlink:href="../../../../../../../../_dev/univer/Diploma/SidarauIS/doc/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soft-page-break/></text:p>
      <text:p text:style-name="Text_20_body"/>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249517496" text:style-name="L14">
        <text:list-item>
          <text:p text:style-name="P70">Интерфейс должен быть наиболее простым для использования, что означает создание только необходимых элементов интерфейса и изображений, не <text:soft-page-break/>отвлекающих пользователя от содержимого;</text:p>
        </text:list-item>
        <text:list-item>
          <text:p text:style-name="P70">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7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ленты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3"><draw:text-box fo:min-height="7.811cm"><text:p text:style-name="Drawing"><draw:frame draw:style-name="fr8" draw:name="Графический объект3" text:anchor-type="paragraph" svg:x="0.004cm" svg:y="0.002cm" svg:width="14.827cm" style:rel-width="100%" svg:height="7.811cm" style:rel-height="scale" draw:z-index="14"><draw:image xlink:href="../../../../../../../../_dev/univer/Diploma/SidarauIS/doc/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Данный шаблон полностью удовлетворяет требованию минимизации <text:soft-page-break/>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3"><draw:text-box fo:min-height="11.688cm"><text:p text:style-name="Drawing"><draw:frame draw:style-name="fr8" draw:name="Графический объект13" text:anchor-type="paragraph" svg:x="0.004cm" svg:y="0.002cm" svg:width="16.415cm" style:rel-width="100%" svg:height="11.688cm" style:rel-height="scale" draw:z-index="24"><draw:image xlink:href="../../../../../../../../_dev/univer/Diploma/SidarauIS/doc/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 Представим схему алгоритма генерации программного HTML кода «Название» на рисунке <text:sequence-ref text:reference-format="value" text:ref-name="refDrawing9">2.10</text:sequence-ref>.</text:p>
      <text:p text:style-name="Text_20_body"><draw:frame draw:style-name="fr1" draw:name="Врезка25" text:anchor-type="paragraph" svg:y="0cm" svg:width="8.416cm" draw:z-index="48"><draw:text-box fo:min-height="8.959cm"><text:p text:style-name="Drawing"><draw:frame draw:style-name="fr8" draw:name="Графический объект25" text:anchor-type="paragraph" svg:x="0.004cm" svg:y="0.002cm" svg:width="8.416cm" style:rel-width="100%" svg:height="8.959cm" style:rel-height="scale" draw:z-index="49"><draw:image xlink:href="../../../../../../../../_dev/univer/Diploma/SidarauIS/doc/алгоритм_генерации_программного_блока_название.png" xlink:type="simple" xlink:show="embed" xlink:actuate="onLoad"/></draw:frame>Рисунок <text:sequence text:ref-name="refDrawing9" text:name="Drawing" text:formula="ooow:Drawing+1" style:num-format="1">2.10</text:sequence> - Схема алгоритма работы приложения при генерации программного блока "Название"</text:p></draw:text-box></draw:frame></text:p>
      <text:p text:style-name="Text_20_body"><text:soft-page-break/>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Представим схему алгоритма генерации блока «Меню приложения» на рисунке <text:sequence-ref text:reference-format="value" text:ref-name="refDrawing10">2.11</text:sequence-ref>.</text:p>
      <text:p text:style-name="Text_20_body"><draw:frame draw:style-name="fr3" draw:name="Врезка26" text:anchor-type="paragraph" svg:x="3.022cm" svg:y="0.196cm" svg:width="9.564cm" draw:z-index="50"><draw:text-box fo:min-height="8.571cm"><text:p text:style-name="Drawing"><draw:frame draw:style-name="fr8" draw:name="Графический объект26" text:anchor-type="paragraph" svg:x="0.004cm" svg:y="0.002cm" svg:width="9.564cm" style:rel-width="100%" svg:height="8.571cm" style:rel-height="scale" draw:z-index="51"><draw:image xlink:href="../../../../../../../../_dev/univer/Diploma/SidarauIS/doc/алгоритм_генерации_программного_блока_меню_приложения.png" xlink:type="simple" xlink:show="embed" xlink:actuate="onLoad"/></draw:frame>Рисунок <text:sequence text:ref-name="refDrawing10" text:name="Drawing" text:formula="ooow:Drawing+1" style:num-format="1">2.11</text:sequence> - Схема алгоритма работы приложения при генерации программного блока "Меню приложения"</text:p></draw:text-box></draw:frame></text:p>
      <text:p text:style-name="Text_20_body"><text:soft-page-break/>Представим схему алгоритма для блока «Новостная лента» на рисунке <text:sequence-ref text:reference-format="value" text:ref-name="refDrawing11">2.12</text:sequence-ref>.</text:p>
      <text:p text:style-name="Text_20_body"><draw:frame draw:style-name="fr4" draw:name="Врезка27" text:anchor-type="paragraph" svg:y="-0.164cm" svg:width="11.083cm" draw:z-index="52"><draw:text-box fo:min-height="11.815cm"><text:p text:style-name="Drawing"><draw:frame draw:style-name="fr8" draw:name="Графический объект27" text:anchor-type="paragraph" svg:x="0.004cm" svg:y="0.002cm" svg:width="11.083cm" style:rel-width="100%" svg:height="11.815cm" style:rel-height="scale" draw:z-index="53"><draw:image xlink:href="../../../../../../../../_dev/univer/Diploma/SidarauIS/doc/алгоритм_генерации_программного_блока_новостная_лента.png" xlink:type="simple" xlink:show="embed" xlink:actuate="onLoad"/></draw:frame>Рисунок <text:sequence text:ref-name="refDrawing11" text:name="Drawing" text:formula="ooow:Drawing+1" style:num-format="1">2.12</text:sequence> - Схема алгоритма работы приложения при генерации программного блока "Новостная лента"</text:p></draw:text-box></draw:frame></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text:soft-page-break/>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text:soft-page-break/>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12">2.13</text:sequence-ref>.</text:p>
      <text:p text:style-name="Text_20_body"><draw:frame draw:style-name="fr1" draw:name="Врезка8" text:anchor-type="paragraph" svg:y="0cm" svg:width="16.999cm" draw:z-index="15"><draw:text-box fo:min-height="10.689cm"><text:p text:style-name="Drawing"><draw:frame draw:style-name="fr8" draw:name="Графический объект8" text:anchor-type="paragraph" svg:x="0.004cm" svg:y="0.002cm" svg:width="16.999cm" style:rel-width="100%" svg:height="10.689cm" style:rel-height="scale" draw:z-index="16"><draw:image xlink:href="../../../../../../../../_dev/univer/Diploma/SidarauIS/doc/Диаграмма_последовательности_для_варианта_Главная_страница.png" xlink:type="simple" xlink:show="embed" xlink:actuate="onLoad"/></draw:frame>Рисунок <text:sequence text:ref-name="refDrawing12" text:name="Drawing" text:formula="ooow:Drawing+1" style:num-format="1">2.13</text:sequence> - Диаграмма последовательности действий при открытии главной страницы приложения</text:p></draw:text-box></draw:frame><text:soft-page-break/></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3">2.14</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7"><draw:text-box fo:min-height="8.296cm"><text:p text:style-name="Drawing"><draw:frame draw:style-name="fr8" draw:name="Графический объект9" text:anchor-type="paragraph" svg:x="0.004cm" svg:y="0.002cm" svg:width="16.999cm" style:rel-width="100%" svg:height="8.296cm" style:rel-height="scale" draw:z-index="18"><draw:image xlink:href="../../../../../../../../_dev/univer/Diploma/SidarauIS/doc/Диаграмма_последовательности_для_нормативных_документов.png" xlink:type="simple" xlink:show="embed" xlink:actuate="onLoad"/></draw:frame>Рисунок <text:sequence text:ref-name="refDrawing13" text:name="Drawing" text:formula="ooow:Drawing+1" style:num-format="1">2.14</text:sequence> - Диаграмма последовательности действий при открытии страницы нормативных документов приложения</text:p></draw:text-box></draw:frame></text:p>
      <text:p text:style-name="Text_20_body"><text:soft-page-break/></text:p>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1055009411" text:style-name="L15">
        <text:list-item>
          <text:p text:style-name="P61">компонента «СУБД»<text:span text:style-name="Default_20_Paragraph_20_Font"><text:span text:style-name="T24">;</text:span></text:span> </text:p>
        </text:list-item>
        <text:list-item>
          <text:p text:style-name="P61">компонента «Модель»<text:span text:style-name="Default_20_Paragraph_20_Font"><text:span text:style-name="T24">;</text:span></text:span> </text:p>
        </text:list-item>
        <text:list-item>
          <text:p text:style-name="P61">компонента «Представление»<text:span text:style-name="Default_20_Paragraph_20_Font"><text:span text:style-name="T24">;</text:span></text:span></text:p>
        </text:list-item>
        <text:list-item>
          <text:p text:style-name="P61">компонента «Контроллер»<text:span text:style-name="Default_20_Paragraph_20_Font"><text:span text:style-name="T24">;</text:span></text:span></text:p>
        </text:list-item>
        <text:list-item>
          <text:p text:style-name="P61">компонента «Веб-сервер»<text:span text:style-name="Default_20_Paragraph_20_Font"><text:span text:style-name="T24">;</text:span></text:span></text:p>
        </text:list-item>
        <text:list-item>
          <text:p text:style-name="P61">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text:soft-page-break/>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4">2.15</text:sequence-ref>. Обозначения даны в соответствии с нотацией UML 2.0.</text:p>
      <text:p text:style-name="Text_20_body"><draw:frame draw:style-name="fr5" draw:name="Врезка10" text:anchor-type="paragraph" svg:x="0cm" svg:y="0cm" svg:width="16.999cm" draw:z-index="19"><draw:text-box fo:min-height="11.314cm"><text:p text:style-name="Drawing"><draw:frame draw:style-name="fr8" draw:name="Графический объект10" text:anchor-type="paragraph" svg:x="0.004cm" svg:y="0.002cm" svg:width="16.999cm" style:rel-width="100%" svg:height="11.314cm" style:rel-height="scale" draw:z-index="20"><draw:image xlink:href="../../../../../../../../_dev/univer/Diploma/SidarauIS/doc/диаграмма_компонент.png" xlink:type="simple" xlink:show="embed" xlink:actuate="onLoad"/></draw:frame>Рисунок <text:sequence text:ref-name="refDrawing14" text:name="Drawing" text:formula="ooow:Drawing+1" style:num-format="1">2.15</text:sequence> - Диаграмма компонент Интернет приложения</text:p></draw:text-box></draw:frame></text:p>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4">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4">Joomla</text:span></text:span>» это создать и задать определения в файле «<text:span text:style-name="Default_20_Paragraph_20_Font"><text:span text:style-name="T24">configuration</text:span></text:span>.<text:span text:style-name="Default_20_Paragraph_20_Font"><text:span text:style-name="T24">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4">PHP</text:span></text:span>». Представим полученный листинг данного в файла в приложении А.</text:p>
      <text:p text:style-name="Text_20_body"><text:span text:style-name="T41">Структура базы данных для приложений, построенных с помощью библиотеки «</text:span><text:span text:style-name="Default_20_Paragraph_20_Font"><text:span text:style-name="T42">Joomla</text:span></text:span><text:span text:style-name="T41">» требуется создавать соответствуя определённому шаблону настройки которого можно найти в листинге «configuration.php» (</text:span><text:span text:style-name="T43">“$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3"><text:bookmark-ref text:reference-format="number" text:ref-name="__RefNumPara__3546_1823942306">26</text:bookmark-ref></text:span><text:span text:style-name="T43">].</text:span></text:p>
      <text:p text:style-name="Text_20_body"><text:span text:style-name="T43">Для работы в качестве администратора требуется создать запись администратора в “Joomla”. Для этого требуется выполнить скрипт представленный в таблице </text:span><text:span text:style-name="T43"><text:sequence-ref text:reference-format="value" text:ref-name="refTable3">3.1</text:sequence-ref></text:span><text:span text:style-name="T43">.</text:span></text:p>
      <text:p text:style-name="P37">Таблица <text:sequence text:ref-name="refTable3" text:name="Table" text:formula="ooow:Table+1" style:num-format="1">3.1</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1"/>
      <text:p text:style-name="Text_20_body"><text:span text:style-name="T43">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3"><text:sequence-ref text:reference-format="value" text:ref-name="refDrawing15">3.1</text:sequence-ref></text:span><text:span text:style-name="T43">.</text:span></text:p>
      <text:p text:style-name="P31"><draw:frame draw:style-name="fr4" draw:name="Врезка12" text:anchor-type="paragraph" svg:y="0.104cm" svg:width="11.472cm" draw:z-index="21"><draw:text-box fo:min-height="15.436cm"><text:p text:style-name="Drawing"><draw:frame draw:style-name="fr8" draw:name="Графический объект12" text:anchor-type="paragraph" svg:x="0.004cm" svg:y="0.002cm" svg:width="12.326cm" style:rel-width="100%" svg:height="15.236cm" style:rel-height="scale" draw:z-index="22"><draw:image xlink:href="../../../../../../../../_dev/univer/Diploma/SidarauIS/doc/пример_использования_менеджера_пользователей.png" xlink:type="simple" xlink:show="embed" xlink:actuate="onLoad"/></draw:frame>Рисунок <text:sequence text:ref-name="refDrawing15" text:name="Drawing" text:formula="ooow:Drawing+1" style:num-format="1">3.1</text:sequence> - Пример использования менеджера пользователей "Joomla"</text:p></draw:text-box></draw:frame><text:soft-page-break/></text:p>
      <text:p text:style-name="P32">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text:soft-page-break/>различные подходы. Подход программирования блоками («div»), является распространённым и удобным для дизайна интернет приложения.</text:p>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4">3.2</text:sequence-ref>. Графическое представление изображено на рисунке <text:sequence-ref text:reference-format="value" text:ref-name="refDrawing16">3.2</text:sequence-ref>.</text:p>
      <text:p text:style-name="P37">Таблица <text:sequence text:ref-name="refTable4" text:name="Table" text:formula="ooow:Table+1" style:num-format="1">3.2</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43">Программный код препроцессора</text:p>
          </table:table-cell>
          <table:table-cell table:style-name="Таблица6.B1" office:value-type="string">
            <text:p text:style-name="P41">&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6">&lt;div class="litext"&gt;&lt;a href="</text:span><text:a xlink:type="simple" xlink:href="http://jyristov.net/">http://jyristov.net/</text:a><text:span text:style-name="T6">"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3" draw:name="Врезка14" text:anchor-type="paragraph" svg:x="2.291cm" svg:y="0.935cm" svg:width="12.416cm" draw:z-index="25"><draw:text-box fo:min-height="1.021cm"><text:p text:style-name="Drawing"><draw:frame draw:style-name="fr8" draw:name="Графический объект14" text:anchor-type="paragraph" svg:x="0.004cm" svg:y="0.002cm" svg:width="12.416cm" style:rel-width="100%" svg:height="1.021cm" style:rel-height="scale" draw:z-index="26"><draw:image xlink:href="../../../../../../../../_dev/univer/Diploma/SidarauIS/doc/пример_пк_малое%20название.png" xlink:type="simple" xlink:show="embed" xlink:actuate="onLoad"/></draw:frame>Рисунок <text:sequence text:ref-name="refDrawing16" text:name="Drawing" text:formula="ooow:Drawing+1" style:num-format="1">3.2</text:sequence> - Графическое представление блока "Малое название"</text:p></draw:text-box></draw:frame></text:p>
      <text:p text:style-name="Text_20_body"/>
      <text:p text:style-name="Text_20_body">Перечислим какие переменные и функций мы использовали для генерации программного HTML кода:</text:p>
      <text:list xml:id="list427735550" text:style-name="L16">
        <text:list-item>
          <text:p text:style-name="P71">$mosConfig_live_site, для получения полной ссылки к адресу сайта (приложение А).</text:p>
        </text:list-item>
        <text:list-item>
          <text:p text:style-name="P71">$mainframe-&gt;getTemplate(), для получения названия текущего используемого шаблона.</text:p>
        </text:list-item>
        <text:list-item>
          <text:p text:style-name="P71">mosLoadModules( 'left' , -1 ), для загрузки главного меню приложения, описание работы функции «mosLoadModules» представлено в [<text:bookmark-ref text:reference-format="number" text:ref-name="__RefNumPara__3020_917514657">27</text:bookmark-ref>].</text:p>
        </text:list-item>
        <text:list-item>
          <text:p text:style-name="P71">mosLoadModules( 'latestnews' , 0), для загрузки блока «Новостная лента».</text:p>
        </text:list-item>
        <text:list-item>
          <text:p text:style-name="P71">MosMainBody, для отображения Содержимого страницы (содержимое уже должно быть настроено [<text:bookmark-ref text:reference-format="number" text:ref-name="__RefNumPara__6501_851631234">32</text:bookmark-ref>]). Описание работы функции «mosMainBody» представлено в [<text:bookmark-ref text:reference-format="number" text:ref-name="__RefNumPara__5055_917514657">28</text:bookmark-ref>].</text:p>
        </text:list-item>
      </text:list>
      <text:p text:style-name="Text_20_body">Для генерации программного HTML кода блока «Название» использовались следующие функции и переменные библиотеки «Joomla»: $mosConfig_live_site, $mainframe-&gt;getTemplate().</text:p>
      <text:p text:style-name="Text_20_body">Программный код блока «Название» представлен в приложении Б. <text:soft-page-break/>Графическое представление изображено на рисунке <text:sequence-ref text:reference-format="value" text:ref-name="refDrawing17">3.3</text:sequence-ref>.</text:p>
      <text:p text:style-name="Text_20_body"><draw:frame draw:style-name="fr3" draw:name="Врезка15" text:anchor-type="paragraph" svg:x="0.122cm" svg:y="-0.085cm" svg:width="16.999cm" draw:z-index="27"><draw:text-box fo:min-height="3.037cm"><text:p text:style-name="Drawing"><draw:frame draw:style-name="fr9" draw:name="Графический объект15" text:anchor-type="paragraph" svg:x="0cm" svg:y="0cm" svg:width="16.999cm" style:rel-width="100%" svg:height="3.037cm" style:rel-height="scale" draw:z-index="28"><draw:image xlink:href="../../../../../../../../_dev/univer/Diploma/SidarauIS/doc/пример_пк_название.png" xlink:type="simple" xlink:show="embed" xlink:actuate="onLoad"/></draw:frame>Рисунок <text:sequence text:ref-name="refDrawing17" text:name="Drawing" text:formula="ooow:Drawing+1" style:num-format="1">3.3</text:sequence> - Графическое представление блока "Название"</text:p></draw:text-box></draw:frame></text:p>
      <text:p text:style-name="Text_20_body">Для генерации программного HTML кода блока «Меню приложения» использовались следующие функции и переменные библиотеки «Joomla»: $mosConfig_live_site, $mainframe-&gt;getTemplate(<text:span text:style-name="T4">), </text:span><text:span text:style-name="T41">mosLoadModules ( 'left' , -1). </text:span></text:p>
      <text:p text:style-name="Text_20_body">Программный код блока «Меню приложения» представлен в приложении В. Графическое представление изображено на рисунке <text:sequence-ref text:reference-format="value" text:ref-name="refDrawing18">3.4</text:sequence-ref>.</text:p>
      <text:p text:style-name="Text_20_body"><draw:frame draw:style-name="fr1" draw:name="Врезка16" text:anchor-type="paragraph" svg:y="0cm" svg:width="16.999cm" draw:z-index="29"><draw:text-box fo:min-height="1.625cm"><text:p text:style-name="Drawing"><draw:frame draw:style-name="fr8" draw:name="Графический объект16" text:anchor-type="paragraph" svg:x="0.004cm" svg:y="0.002cm" svg:width="16.999cm" style:rel-width="100%" svg:height="1.625cm" style:rel-height="scale" draw:z-index="30"><draw:image xlink:href="../../../../../../../../_dev/univer/Diploma/SidarauIS/doc/пример_пк_меню_приложения.png" xlink:type="simple" xlink:show="embed" xlink:actuate="onLoad"/></draw:frame>Рисунок <text:sequence text:ref-name="refDrawing18"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Для генерации программного HTML кода блока «Новостная лента» использовались следующие функции и переменные библиотеки «Joomla»: mosLoadModules( 'latestnews', 0 ).</text:p>
      <text:p text:style-name="Text_20_body">Пример кода блока «Новостная лента» представлен в приложении Г. Графическое представление изображено на рисунке <text:sequence-ref text:reference-format="value" text:ref-name="refDrawing19">3.5</text:sequence-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 Для данных страниц пример генерации текстовой информации представим в приложении Д.</text:p>
      <text:p text:style-name="Text_20_body">Данное содержимое может исправляться администратором при помощи администраторской утилиты «Joomla», используя редактор HTML-кода «fckeditor» (приложение А).</text:p>
      <text:p text:style-name="Text_20_body"><draw:frame draw:style-name="fr3" draw:name="Врезка17" text:anchor-type="paragraph" svg:x="2.552cm" svg:y="0.016cm" svg:width="11.719cm" draw:z-index="44"><draw:text-box fo:min-height="9.599cm"><text:p text:style-name="Drawing"><draw:frame draw:style-name="fr10" draw:name="Графический объект17" text:anchor-type="paragraph" svg:y="0cm" svg:width="6.805cm" style:rel-width="58%" svg:height="8.871cm" style:rel-height="scale" draw:z-index="45"><draw:image xlink:href="../../../../../../../../_dev/univer/Diploma/SidarauIS/doc/пример_пк_новостная_лента.png" xlink:type="simple" xlink:show="embed" xlink:actuate="onLoad"/></draw:frame>Рисунок <text:sequence text:ref-name="refDrawing19" text:name="Drawing" text:formula="ooow:Drawing+1" style:num-format="1">3.5</text:sequence> - Пример графического представления блока "Новостная лента"</text:p></draw:text-box></draw:frame><text:soft-page-break/>Алгоритм для программного кода «Содержимое страницы», представляет из себя вывод хранимого статического содержимого страницы из БД.</text:p>
      <text:p text:style-name="Text_20_body"/>
      <text:p text:style-name="Text_20_body">Графическое представление блока «Содержимое страницы» для «Главной страницы» изображено на рисунке <text:sequence-ref text:reference-format="value" text:ref-name="refDrawing20">3.6</text:sequence-ref>.</text:p>
      <text:p text:style-name="Text_20_body"><draw:frame draw:style-name="fr4" draw:name="Врезка18" text:anchor-type="paragraph" svg:y="-0.286cm" svg:width="15.577cm" draw:z-index="31"><draw:text-box fo:min-height="12.402cm"><text:p text:style-name="Drawing"><draw:frame draw:style-name="fr7" draw:name="Графический объект18" text:anchor-type="paragraph" svg:y="0.002cm" svg:width="14.767cm" style:rel-width="94%" svg:height="12.123cm" style:rel-height="scale" draw:z-index="32"><draw:image xlink:href="../../../../../../../../_dev/univer/Diploma/SidarauIS/doc/пример_сс_главная_страница.png" xlink:type="simple" xlink:show="embed" xlink:actuate="onLoad"/></draw:frame>Рисунок <text:sequence text:ref-name="refDrawing20" text:name="Drawing" text:formula="ooow:Drawing+1" style:num-format="1">3.6</text:sequence> - Графическое представление содержимого главной страницы</text:p></draw:text-box></draw:frame></text:p>
      <text:p text:style-name="Text_20_body"><text:soft-page-break/>Для страницы «Страница нормативных документов» графическое представление блока «Содержимое страницы»изображено на рисунке <text:sequence-ref text:reference-format="value" text:ref-name="refDrawing21">3.7</text:sequence-ref>.</text:p>
      <text:p text:style-name="Text_20_body"><draw:frame draw:style-name="fr3" draw:name="Врезка19" text:anchor-type="paragraph" svg:x="0.788cm" svg:y="-0.085cm" svg:width="15.249cm" draw:z-index="33"><draw:text-box fo:min-height="5.68cm"><text:p text:style-name="Drawing"><draw:frame draw:style-name="fr8" draw:name="Графический объект19" text:anchor-type="paragraph" svg:x="0.004cm" svg:y="0.002cm" svg:width="15.249cm" style:rel-width="100%" svg:height="5.68cm" style:rel-height="scale" draw:z-index="34"><draw:image xlink:href="../../../../../../../../_dev/univer/Diploma/SidarauIS/doc/пример_сс_страница_нормативных_документов.png" xlink:type="simple" xlink:show="embed" xlink:actuate="onLoad"/></draw:frame>Рисунок <text:sequence text:ref-name="refDrawing21" text:name="Drawing" text:formula="ooow:Drawing+1" style:num-format="1">3.7</text:sequence> - Графическое представление содержимого страницы нормативных документов</text:p></draw:text-box></draw:frame></text:p>
      <text:p text:style-name="Text_20_body">Для страницы «Страница услуг» графическое представление блока «Содержимое страницы» изображено на рисунке <text:sequence-ref text:reference-format="value" text:ref-name="refDrawing22">3.8</text:sequence-ref>.</text:p>
      <text:p text:style-name="Text_20_body"><text:soft-page-break/><draw:frame draw:style-name="fr6" draw:name="Врезка20" text:anchor-type="as-char" svg:width="15.446cm" draw:z-index="46"><draw:text-box fo:min-height="13.691cm"><text:p text:style-name="Drawing"><draw:frame draw:style-name="fr7" draw:name="Графический объект20" text:anchor-type="paragraph" svg:y="0.002cm" svg:width="14.501cm" style:rel-width="93%" svg:height="13.381cm" style:rel-height="scale" draw:z-index="47"><draw:image xlink:href="../../../../../../../../_dev/univer/Diploma/SidarauIS/doc/пример_сс_страница_услуг.png" xlink:type="simple" xlink:show="embed" xlink:actuate="onLoad"/></draw:frame>Рисунок <text:sequence text:ref-name="refDrawing22" text:name="Drawing" text:formula="ooow:Drawing+1" style:num-format="1">3.8</text:sequence> - Графическое представление содержимого страницы услуг</text:p></draw:text-box></draw:frame></text:p>
      <text:p text:style-name="Text_20_body"/>
      <text:p text:style-name="Text_20_body"/>
      <text:p text:style-name="Text_20_body">Для страницы «Страница новостей» графическое представление блока «Содержимое страницы» изображено на рисунке <text:sequence-ref text:reference-format="value" text:ref-name="refDrawing23">3.9</text:sequence-ref>.</text:p>
      <text:p text:style-name="Text_20_body"><draw:frame draw:style-name="fr4" draw:name="Врезка21" text:anchor-type="paragraph" svg:y="0cm" svg:width="13.709cm" draw:z-index="35"><draw:text-box fo:min-height="13.675cm"><text:p text:style-name="Drawing"><draw:frame draw:style-name="fr8" draw:name="Графический объект21" text:anchor-type="paragraph" svg:x="0.004cm" svg:y="0.002cm" svg:width="13.709cm" style:rel-width="100%" svg:height="13.675cm" style:rel-height="scale" draw:z-index="36"><draw:image xlink:href="../../../../../../../../_dev/univer/Diploma/SidarauIS/doc/пример_сс_страница_новостей.png" xlink:type="simple" xlink:show="embed" xlink:actuate="onLoad"/></draw:frame>Рисунок <text:sequence text:ref-name="refDrawing23" text:name="Drawing" text:formula="ooow:Drawing+1" style:num-format="1">3.9</text:sequence> - Графическое представление содержимого страницы новостей</text:p></draw:text-box></draw:frame></text:p>
      <text:p text:style-name="Text_20_body"><text:soft-page-break/>Для страницы «Страница клиентов» графическое представление блока «Содержимое страницы» изображено на рисунке <text:sequence-ref text:reference-format="value" text:ref-name="refDrawing24">3.10</text:sequence-ref>.</text:p>
      <text:p text:style-name="Text_20_body">Для страницы «Контактная информация» графическое представление блока «Содержимое страницы» изображено на рисунке <text:sequence-ref text:reference-format="value" text:ref-name="refDrawing25">3.11</text:sequence-ref>.</text:p>
      <text:p text:style-name="Standard"><draw:frame draw:style-name="fr4" draw:name="Врезка22" text:anchor-type="paragraph" svg:y="-0.002cm" svg:width="14.355cm" draw:z-index="37"><draw:text-box fo:min-height="12.308cm"><text:p text:style-name="Drawing"><draw:frame draw:style-name="fr7" draw:name="Графический объект22" text:anchor-type="paragraph" svg:y="0.002cm" svg:width="13.185cm" style:rel-width="91%" svg:height="11.587cm" style:rel-height="scale" draw:z-index="38"><draw:image xlink:href="../../../../../../../../_dev/univer/Diploma/SidarauIS/doc/пример_сс_страница_клиентов.png" xlink:type="simple" xlink:show="embed" xlink:actuate="onLoad"/></draw:frame>Рисунок <text:sequence text:ref-name="refDrawing24"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draw:frame draw:style-name="fr1" draw:name="Врезка23" text:anchor-type="paragraph" svg:y="0cm" svg:width="12.427cm" draw:z-index="39"><draw:text-box fo:min-height="11.601cm"><text:p text:style-name="Drawing"><draw:frame draw:style-name="fr7" draw:name="Графический объект23" text:anchor-type="paragraph" svg:y="0.002cm" svg:width="11.268cm" style:rel-width="90%" svg:height="11.289cm" style:rel-height="scale" draw:z-index="40"><draw:image xlink:href="../../../../../../../../_dev/univer/Diploma/SidarauIS/doc/пример_сс_контактная_информация.png" xlink:type="simple" xlink:show="embed" xlink:actuate="onLoad"/></draw:frame>Рисунок <text:sequence text:ref-name="refDrawing25" text:name="Drawing" text:formula="ooow:Drawing+1" style:num-format="1">3.11</text:sequence> - Графическое представление содержимого "Контактная информация"</text:p></draw:text-box></draw:frame></text:p>
      <text:h text:style-name="Heading_20_2" text:outline-level="2"><text:soft-page-break/>Результаты разработки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1980660493" text:style-name="L17">
        <text:list-item>
          <text:p text:style-name="P62">Нормативные документы:</text:p>
          <text:list>
            <text:list-item>
              <text:p text:style-name="P62">Регистрация и ликвидация коммерческих организаций;</text:p>
              <text:list>
                <text:list-item>
                  <text:p text:style-name="P62">Справочная информация;</text:p>
                </text:list-item>
              </text:list>
            </text:list-item>
            <text:list-item>
              <text:p text:style-name="P62">Хозяйственный процесс;</text:p>
            </text:list-item>
            <text:list-item>
              <text:p text:style-name="P62">Налогооблажение;</text:p>
            </text:list-item>
            <text:list-item>
              <text:p text:style-name="P62">Внешнеэкономическая деятельность;</text:p>
            </text:list-item>
            <text:list-item>
              <text:p text:style-name="P62">Недвижимость;</text:p>
            </text:list-item>
            <text:list-item>
              <text:p text:style-name="P62">Розничная торговля;</text:p>
            </text:list-item>
            <text:list-item>
              <text:p text:style-name="P62">Строительство (Строительный подряд);</text:p>
            </text:list-item>
            <text:list-item>
              <text:p text:style-name="P62">Договор поставки;</text:p>
            </text:list-item>
            <text:list-item>
              <text:p text:style-name="P62">Кодексы;</text:p>
            </text:list-item>
            <text:list-item>
              <text:p text:style-name="P62">Лицензирование;</text:p>
            </text:list-item>
            <text:list-item>
              <text:p text:style-name="P62">Сертификация и гигиеническая регистрация;</text:p>
            </text:list-item>
            <text:list-item>
              <text:p text:style-name="P62">Банкротство.</text:p>
            </text:list-item>
          </text:list>
        </text:list-item>
      </text:list>
      <text:p text:style-name="Text_20_body">Опишем распределение документов между каталогами:</text:p>
      <text:p text:style-name="Text_20_body"><text:span text:style-name="T36">Регистрация и ликвидация коммерческих организаций: </text:span><text:span text:style-name="T45">«</text:span><text:span text:style-name="T8">Перечень документов, необходимых для регистрации коммерческой организации с участием иностранных лицпопулярный», «</text:span><text:span text:style-name="T16">Перечень документов, необходимых для смены состава участников коммерческой организации</text:span><text:span text:style-name="T8">», «</text:span><text:span text:style-name="T16">Перечень документов, необходимых для регистрации коммерческой организации</text:span><text:span text:style-name="T8">», «</text:span><text:span text:style-name="T16">Общая характеристика Общества с дополнительной ответственностью</text:span><text:span text:style-name="T8">», «</text:span><text:span text:style-name="T16">Общая характеристика Общества с ограниченной ответственностью</text:span><text:span text:style-name="T8">», «</text:span><text:span text:style-name="T16">Общая характеристика унитарного предприятия</text:span><text:span text:style-name="T8">», «</text:span><text:span text:style-name="T16">Перечень документов, необходимых для открытия текущего (расчетного) счета</text:span><text:span text:style-name="T8">», «</text:span><text:span text:style-name="T16">Положение о ликвидации (прекращении деятельности) субъектов хозяйствования, утвержденное Декретом Пр</text:span><text:span text:style-name="T8">», «</text:span><text:span text:style-name="T16">Положение о государственной регистрации </text:span><text:soft-page-break/><text:span text:style-name="T16">субъектов хозяйствования, утвержденное Декретом Президента</text:span><text:span text:style-name="T8">».</text:span></text:p>
      <text:p text:style-name="Text_20_body"><text:span text:style-name="T12">Справочная информация: </text:span><text:span text:style-name="T8">«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Text_20_body"><text:span text:style-name="T12">Хозяйственный процесс: </text:span><text:span text:style-name="T8">«</text:span><text:span text:style-name="T16">Закон о государственной пошлине</text:span><text:span text:style-name="T8">», «</text:span><text:span text:style-name="T16">Документы, прилагаемые к исковому заявлению</text:span><text:span text:style-name="T8">», «</text:span><text:span text:style-name="T16">Содержание искового заявления</text:span><text:span text:style-name="T8">», «</text:span><text:span text:style-name="T16">Постановление Пленума ВХС «О применени хозяйственными судами законодательства о гос.пошлине</text:span><text:span text:style-name="T8">», «</text:span><text:span text:style-name="T16">Размеры пошлин для подачи </text:span><text:span text:style-name="T16">искового заявления в хозяйственный суд</text:span><text:span text:style-name="T10">»</text:span><text:span text:style-name="T9">.</text:span></text:p>
      <text:p text:style-name="Text_20_body"><text:span text:style-name="T12">Налогооблажение: </text:span><text:span text:style-name="T8">«</text:span><text:span text:style-name="T16">Указ Президента Об упрощенной системе налогообложения от 9 марта 2007 г. № 119</text:span><text:span text:style-name="T8">», «</text:span><text:span text:style-name="T16">Закон Республики Беларусь О налогах на доходы и прибыль от 22.12.1991 г. N 1330-ХII</text:span><text:span text:style-name="T8">», «</text:span><text:span text:style-name="T16">Закон Республики Беларусь "О налоге на добавленную стоимость" от 16 ноября 1999 г. N 324-З</text:span><text:span text:style-name="T8">», «</text:span><text:span text:style-name="T16">Положение о едином налоге с индивидуальных предпринимателей. Указ 285 от 18.06.2005</text:span><text:span text:style-name="T8">», «</text:span><text:span text:style-name="T16">Закон о подоходном налоге с физических лиц</text:span><text:span text:style-name="T8">», «</text:span><text:span text:style-name="T16">Ставки по единому налогу для Минска. Решение Мингорсовета от 17.06.2009 N 241</text:span><text:span text:style-name="T8">».</text:span></text:p>
      <text:p text:style-name="Text_20_body"><text:span text:style-name="T12">Внешнеэкономическая деятельность: </text:span><text:span text:style-name="T8">«</text:span><text:span text:style-name="T16">Постановление Правления НацБанка от 11.11.2008 г. N 165 О порядке осуществления расчетов по импорту</text:span><text:span text:style-name="T8">», «</text:span><text:span text:style-name="T16">ИНСТРУКЦИЯ О ПОРЯДКЕ РЕГИСТРАЦИИ ПАСПОРТА СДЕЛКИ</text:span><text:span text:style-name="T8">», «</text:span><text:span text:style-name="T16">О ПОРЯДКЕ ОСУЩЕСТВЛЕНИЯ РАСЧЕТОВ ПО ВНЕШНЕТОРГОВЫМ ДОГОВОРАМ, ПРЕДУСМАТРИВАЮЩИМ ИМПОРТ</text:span><text:span text:style-name="T8">», «</text:span><text:span text:style-name="T16">Указ Президента О порядке проведения и контроля внешнеторговых операций 27 марта 2008 г. № 178</text:span><text:span text:style-name="T8">».</text:span></text:p>
      <text:p text:style-name="Text_20_body"><text:span text:style-name="T12">Недвижимость: </text:span><text:span text:style-name="T8">«</text:span><text:span text:style-name="T16">ЗАКОН О ГОСУДАРСТВЕННОЙ РЕГИСТРАЦИИ НЕДВИЖИМОГО ИМУЩЕСТВА, ПРАВ НА НЕГО И СДЕЛОК С НИМ</text:span><text:span text:style-name="T8">»</text:span><text:span text:style-name="T12">.</text:span></text:p>
      <text:p text:style-name="Text_20_body"><text:span text:style-name="T12">Розничная торговля: </text:span><text:span text:style-name="T8">«</text:span><text:span text:style-name="T16">ПОСТАНОВЛЕНИЕ СОВМИНА от 02.11.2005 г. № 1221 О НЕКОТОРЫХ ВОПРОСАХ ЛИЦЕНЗИРОВАНИЯ РОЗНИЧНОЙ ТОРГОВЛИ</text:span><text:span text:style-name="T8">», «</text:span><text:span text:style-name="T16">О НЕКОТОРЫХ ВОПРОСАХ ОСУЩЕСТВЛЕНИЯ РОЗНИЧНОЙ ТОРГОВЛИ ПО ОБРАЗЦАМ С ИСПОЛЬЗОВАНИЕМ СЕТИ ИНТЕРНЕТ</text:span><text:span text:style-name="T8">», «</text:span><text:span text:style-name="T16">Правила розничной торговли по образцам Постановление СовМина от 15 января 2009 Г. № 31</text:span><text:span text:style-name="T8">», «</text:span><text:span text:style-name="T16">Рекомендации об отнесении торговых </text:span><text:soft-page-break/><text:span text:style-name="T16">объектов к различным форматам</text:span><text:span text:style-name="T8">», «</text:span><text:span text:style-name="T16">Правила осуществления розничной торговли отдельными видами товаров и общественного питания</text:span><text:span text:style-name="T8">», «</text:span><text:span text:style-name="T16">Перечень документов, которые должны находиться в объектах розничной торговли и общественного питания</text:span><text:span text:style-name="T8">», «</text:span><text:span text:style-name="T16">Закон О торговле</text:span><text:span text:style-name="T8">».</text:span></text:p>
      <text:p text:style-name="P33"><text:span text:style-name="T13">Строительство (Строительный подряд): </text:span><text:span text:style-name="T11">«</text:span><text:span text:style-name="T17">Правила заключения и исполнения договоров (контрактов) строительного подряда</text:span><text:span text:style-name="T11">», «</text:span><text:span text:style-name="T17">Примерный договор строительного подряда</text:span><text:span text:style-name="T11">», «</text:span><text:span text:style-name="T17">Положение о лицензировании деятельности по проектированию и строительству зданий и сооружений</text:span><text:span text:style-name="T11">», «</text:span><text:span text:style-name="T17">Перечень лицензируемых видов деятельности</text:span><text:span text:style-name="T11">».</text:span></text:p>
      <text:p text:style-name="Text_20_body">Договор поставки: «<text:span text:style-name="T16">Положение о поставке товаров</text:span><text:span text:style-name="T19">», «</text:span><text:span text:style-name="T16">Положение о приемке товаров по количеству и качеству</text:span><text:span text:style-name="T19">».</text:span></text:p>
      <text:p text:style-name="Text_20_body"><text:span text:style-name="T20">Кодексы: </text:span><text:span text:style-name="T19">«</text:span><text:span text:style-name="T16">Гражданский кодекс», «Гражданско процессуальный кодекс», «Жилищный кодекс», «Кодекс о земле», «Кодекс об административных </text:span><text:span text:style-name="T16">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Text_20_body"><text:span text:style-name="T18">Лицензирование: </text:span><text:span text:style-name="T16">«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Text_20_body"><text:soft-page-break/><text:span text:style-name="T18">Сертификация и гигиеническая регистрация: </text:span><text:span text:style-name="T16">«ПЕРЕЧЕНЬ ПРОДУКЦИИ, УСЛУГ, ИНЫХ ОБЪЕКТОВ, ПОДЛЕЖАЩИХ ОБЯЗАТЕЛЬНОМУ ПОДТВЕРЖДЕНИЮ СООТВЕТСТВИЯ».</text:span></text:p>
      <text:p text:style-name="Text_20_body"><text:span text:style-name="T18">Банкротство: </text:span><text:span text:style-name="T16">«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75" text:outline-level="1"><text:span text:style-name="Default_20_Paragraph_20_Font"><text:span text:style-name="T14">ОХРАНА ТРУДА, ЭКОЛОГИЧЕСКАЯ БЕЗОПАСНОСТЬ, ЭНЕРГОСБЕРЕЖЕНИЕ</text:span></text:span></text:h>
      <text:h text:style-name="Heading_20_2" text:outline-level="2"><text:span text:style-name="Default_20_Paragraph_20_Font"><text:span text:style-name="T15">Проектирование мер по обеспечению эргономических требований к организации рабочего места разработчика Интернет – приложений</text:span></text:span></text:h>
      <text:p text:style-name="P34">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34">Опишем алгоритм таких мероприятий:</text:p>
      <text:list xml:id="list1473931856" text:style-name="L18">
        <text:list-item>
          <text:p text:style-name="P63">создание полного описания характеристик проектируемого рабочего места <text:s/>с учетом особенностей его эксплуатации;</text:p>
        </text:list-item>
        <text:list-item>
          <text:p text:style-name="P63">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63">оценка эргономичности принятых решений.</text:p>
        </text:list-item>
      </text:list>
      <text:p text:style-name="P34">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34">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34">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text:soft-page-break/>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мероприятия.</text:p>
      <text:p text:style-name="P34">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34">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34">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34">Воспалительные заболевания <text:span text:style-name="T46">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text:span><text:soft-page-break/><text:span text:style-name="T46">перестает выполнять свои функции. Она перерождается в абсолютно не функциональную (не патогенную, но бесполезную) ткань [</text:span><text:span text:style-name="T46"><text:bookmark-ref text:reference-format="number" text:ref-name="__RefNumPara__3991_125047205">29</text:bookmark-ref></text:span><text:span text:style-name="T46">].</text:span></text:p>
      <text:p text:style-name="P34">Кроме того, воздействие компьютера осложняет течение беременности и родов, неблагоприятно влияет на плод. Существуют записи о поступлении жалоб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bookmark-ref text:reference-format="number" text:ref-name="__RefNumPara__3991_125047205">29</text:bookmark-ref>].</text:p>
      <text:h text:style-name="Heading_20_2" text:outline-level="2">Описание условий организации рабочего места разработчика Интернет-приложения</text:h>
      <text:p text:style-name="P34">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6">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36"><draw:frame draw:style-name="fr1" draw:name="Врезка24" text:anchor-type="paragraph" svg:y="0cm" svg:width="8.946cm" draw:z-index="42"><draw:text-box fo:min-height="6.384cm"><text:p text:style-name="Drawing"><draw:frame draw:style-name="fr9" draw:name="Графический объект24" text:anchor-type="paragraph" svg:x="1.042cm" svg:y="0.213cm" svg:width="8.066cm" style:rel-width="78%" svg:height="5.934cm" style:rel-height="scale" draw:z-index="43"><draw:image xlink:href="../../../../../../../../_dev/univer/Diploma/SidarauIS/doc/Схема_поверхности_стола_для_охраны_труда.jpg" xlink:type="simple" xlink:show="embed" xlink:actuate="onLoad"/></draw:frame>Рисунок <text:sequence text:ref-name="refDrawing26" text:name="Drawing" text:formula="ooow:Drawing+1" style:num-format="1">4.1</text:sequence> - Схема поверхности рабочего стола</text:p></draw:text-box></draw:frame></text:p>
      <text:p text:style-name="P34"><text:soft-page-break/>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34">Для исключения попадания отраженных бликов в глаза пользователей покрытие рабочей поверхность стола имеет матовую фактуру. </text:p>
      <text:p text:style-name="P34">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34">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34">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34">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text:soft-page-break/>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34">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34">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34">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34">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text:soft-page-break/>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34"><text:span text:style-name="Default_20_Paragraph_20_Font"><text:span text:style-name="T44">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течение всего рабочего дня, а также уменьшить утомляемость.</text:span></text:span></text:p>
      <text:p text:style-name="Заголовок_20_Без_20_Нумерации">ЗАКЛЮЧЕНИЕ</text:p>
      <text:p text:style-name="Text_20_body">В соответствии с поставленными задачами в дипломном проекте, получены следующие результаты: рассмотрены современные технологии построения Интернет-приложений базирующиеся на различных библиотеках различных языков программирования; установлено, что проектирование сайтов с невысокой нагрузкой (сайты, которые не являются корпоративными системами, а являются презентационными сайтами, предоставляющими информационные услуги) достаточно использования языка программирования PHP, базы данных MySQL, веб-сервера Apache.</text:p>
      <text:p text:style-name="Text_20_body">Построена модель системы в соответствии с нотацией UML 1.4. Данная модель построена в соответствии с правилами проектирования систем, которые решают различные задачи в зависимости от пользователя системы. Для этого спроектирована диаграмма вариантов использования системы, определяющая группы пользователей, использующих систему и задачи, решаемые пользователями с помощью данной системы. На базе диаграммы вариантов использования спроектированы диаграммы примеров последовательности действий пользователя и системы при запросах страниц пользователем. Далее спроектирован общий алгоритм работы Интернет-приложения и диаграммы экземпляров классов информационной модели. В результате проектирования получена общая диаграмма компонент системы.</text:p>
      <text:p text:style-name="Text_20_body">Осуществлен выбор библиотеки «Joomla». С помощью его был реализован прототип информационного сайта. </text:p>
      <text:p text:style-name="Text_20_body">Разработан комплекс мер по обеспечению эргономических требований к организации рабочего места разработчика Интернет-приложений. Проведен технико-экономический расчет, который показал окупаемость программного продукта на четвертом году использования программного средства.</text:p>
      <text:p text:style-name="Text_20_body">Данная разработка в настоящий момент используется в компании «Надежный выбор» для получения информации клиентами и доступна в тестовом режиме по адресу http://jyristov.net.</text:p>
      <text:p text:style-name="Text_20_body"/>
      <text:p text:style-name="Заголовок_20_Без_20_Нумерации">СПИСОК ЛИТЕРАТУРЫ</text:p>
      <text:list xml:id="list1805873799" text:style-name="L19">
        <text:list-item>
          <text:p text:style-name="P65"><text:bookmark-start text:name="_Ref259730886"/><text:bookmark text:name="__RefNumPara__3804_2125587064"/>MVC для начинающих и для интернета в частности [Электронный ресурс]. - Режим доступа: http://chtivo.webhost.ru/articles/mvc.php.<text:bookmark-end text:name="_Ref259730886"/><text:bookmark-end text:name="__RefNumPara__3804_2125587064"/></text:p>
        </text:list-item>
        <text:list-item>
          <text:p text:style-name="P65"><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65"><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65"><text:bookmark-start text:name="_Ref259730904"/><text:bookmark text:name="__RefNumPara__3808_2125587064"/>Официальный сайт MySQL [Электронный ресурс]. - Режим доступа: http://dev.mysql.com/<text:bookmark-end text:name="_Ref259730904"/><text:bookmark-end text:name="__RefNumPara__3808_2125587064"/></text:p>
        </text:list-item>
        <text:list-item>
          <text:p text:style-name="P65"><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65"><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65">Учебник PHP [Электронный ресурс]. - Режим доступа: http://phpclub.ru/manrus/</text:p>
        </text:list-item>
        <text:list-item>
          <text:p text:style-name="P65"><text:bookmark-start text:name="_Ref259731028"/><text:bookmark text:name="__RefNumPara__4132_2125587064"/>About Drupal [Электронный ресурс]. - Режим доступа: http://drupal.org/about<text:bookmark-end text:name="_Ref259731028"/><text:bookmark-end text:name="__RefNumPara__4132_2125587064"/></text:p>
        </text:list-item>
        <text:list-item>
          <text:p text:style-name="P65"><text:bookmark-start text:name="_Ref259731062"/><text:bookmark text:name="__RefNumPara__4142_2125587064"/>Drupal handbook [Электронный ресурс]. - Режим доступа: http://drupal.org/handbooks<text:bookmark-end text:name="_Ref259731062"/><text:bookmark-end text:name="__RefNumPara__4142_2125587064"/></text:p>
        </text:list-item>
        <text:list-item>
          <text:p text:style-name="P65"><text:bookmark text:name="__RefNumPara__4140_2125587064"/>Joomla - система управления сайтом [Электронный ресурс]. - Режим доступа: http://joomla.ru/<text:bookmark-end text:name="__RefNumPara__4140_2125587064"/></text:p>
        </text:list-item>
        <text:list-item>
          <text:p text:style-name="P65"><text:bookmark-start text:name="_Ref259731037"/><text:bookmark text:name="__RefNumPara__4134_2125587064"/>База знаний Joomla [Электронный ресурс]. - Режим доступа: http://www.joomla-docs.ru/Заглавная_страница<text:bookmark-end text:name="_Ref259731037"/><text:bookmark-end text:name="__RefNumPara__4134_2125587064"/></text:p>
        </text:list-item>
        <text:list-item>
          <text:p text:style-name="P65"><text:bookmark-start text:name="_Ref259731069"/><text:bookmark text:name="__RefNumPara__4144_2125587064"/>SEO Joomla [Электронный ресурс]. - Режим доступа: http://www.seo-joomla.net/<text:bookmark-end text:name="_Ref259731069"/><text:bookmark-end text:name="__RefNumPara__4144_2125587064"/></text:p>
        </text:list-item>
        <text:list-item>
          <text:p text:style-name="P65">FAQ по Joomla [Электронный ресурс]. - Режим доступа: http://www.joomla-docs.ru/FAQ_по_Joomla</text:p>
        </text:list-item>
        <text:list-item>
          <text:p text:style-name="P65"><text:bookmark-start text:name="_Ref259731108"/><text:bookmark text:name="__RefNumPara__4146_2125587064"/>PHP FAQ. Сайт с ответами на вопросы [Электронный ресурс]. - Режим доступа: http://www.phpfaq.ru/<text:bookmark-end text:name="_Ref259731108"/><text:bookmark-end text:name="__RefNumPara__4146_2125587064"/></text:p>
        </text:list-item>
        <text:list-item>
          <text:p text:style-name="P65"><text:bookmark-start text:name="_Ref259730948"/><text:bookmark text:name="__RefNumPara__3962_2125587064"/>MySQL 5.1 <text:span text:style-name="Default_20_Paragraph_20_Font"><text:span text:style-name="T35">Reference</text:span></text:span> <text:span text:style-name="Default_20_Paragraph_20_Font"><text:span text:style-name="T35">Manual</text:span></text:span> [Электронный ресурс]. - Режим доступа: http://dev.mysql.com/doc/refman/5.1/en/<text:bookmark-end text:name="_Ref259730948"/><text:bookmark-end text:name="__RefNumPara__3962_2125587064"/></text:p>
        </text:list-item>
        <text:list-item>
          <text:p text:style-name="P65">MySQL <text:span text:style-name="Default_20_Paragraph_20_Font"><text:span text:style-name="T35">Help</text:span></text:span> [Электронный ресурс]. - Режим доступа: <text:soft-page-break/>http://www.phpfreaks.com/forums/index.php?board=3.0</text:p>
        </text:list-item>
        <text:list-item>
          <text:p text:style-name="P65"><text:bookmark-start text:name="_Ref259731051"/><text:bookmark text:name="__RefNumPara__4138_2125587064"/>FAQ WordPress Россия [Электронный ресурс]. - Режим доступа: http://mywordpress.ru/faq/<text:bookmark-end text:name="_Ref259731051"/><text:bookmark-end text:name="__RefNumPara__4138_2125587064"/></text:p>
        </text:list-item>
        <text:list-item>
          <text:p text:style-name="P65"><text:bookmark text:name="__RefNumPara__4136_2125587064"/><text:s/><text:bookmark-start text:name="_Ref259731043"/>WordPress.com - Get a Free Blog Here [Электронный ресурс]. - Режим доступа: http://wordpress.com/<text:bookmark-end text:name="__RefNumPara__4136_2125587064"/><text:bookmark-end text:name="_Ref259731043"/></text:p>
        </text:list-item>
        <text:list-item>
          <text:p text:style-name="P65">Браузер. Словарь терминов [Электронный ресурс]. - Режим доступа: http://your-hosting.ru/terms/b/browser/.</text:p>
        </text:list-item>
        <text:list-item>
          <text:p text:style-name="P65"><text:bookmark-start text:name="_Ref259730929"/><text:bookmark text:name="__RefNumPara__3906_2125587064"/>HTML — определение термина в словаре [Электронный ресурс]. - Режим доступа: http://www.prosmi.ru/slovar/index.php?wid=1932.<text:bookmark-end text:name="_Ref259730929"/><text:bookmark-end text:name="__RefNumPara__3906_2125587064"/></text:p>
        </text:list-item>
        <text:list-item>
          <text:p text:style-name="P65"><text:bookmark-start text:name="_Ref259730963"/><text:bookmark text:name="__RefNumPara__3966_2125587064"/>Ruby On Rails [Электронный ресурс]. - Режим доступа: http://rubyonrails.org/.<text:bookmark-end text:name="_Ref259730963"/><text:bookmark-end text:name="__RefNumPara__3966_2125587064"/></text:p>
        </text:list-item>
        <text:list-item>
          <text:p text:style-name="P65"><text:bookmark text:name="__RefNumPara__1956_1823942306"/>Установка<text:span text:style-name="Default_20_Paragraph_20_Font"><text:span text:style-name="T24"> PHP + Apache: CGI vs module. </text:span></text:span>[Электронный ресурс]. - Режим доступа: http://phpclub.ru/detail/article/2001-04-20.<text:bookmark-end text:name="__RefNumPara__1956_1823942306"/></text:p>
        </text:list-item>
        <text:list-item>
          <text:p text:style-name="P65"><text:bookmark text:name="__RefNumPara__3222_820469989"/>Class: ActiveRecord::Base [Электронный ресурс]. - Режим доступа: http://api.rubyonrails.org/classes/ActiveRecord/Base.html.<text:bookmark-end text:name="__RefNumPara__3222_820469989"/></text:p>
        </text:list-item>
        <text:list-item>
          <text:p text:style-name="P65"><text:bookmark text:name="__RefNumPara__1954_1823942306"/>Диаграмма компонент - Википедия [Электронный ресурс]. - Режим доступа: http://library.mnwhost.ru/doc/UML_HTM/gl_29.htm.<text:bookmark-end text:name="__RefNumPara__1954_1823942306"/></text:p>
        </text:list-item>
        <text:list-item>
          <text:p text:style-name="P65"><text:bookmark text:name="__RefNumPara__2194_1823942306"/><text:span text:style-name="Default_20_Paragraph_20_Font"><text:span text:style-name="T24">Joomla! Help Site – Manual Installation [</text:span></text:span>Электронный<text:span text:style-name="Default_20_Paragraph_20_Font"><text:span text:style-name="T24"> </text:span></text:span>ресурс<text:span text:style-name="Default_20_Paragraph_20_Font"><text:span text:style-name="T24">]. –</text:span></text:span> Режим доступа: http://help.joomla.org/content/view/1944/302/<text:span text:style-name="Default_20_Paragraph_20_Font"><text:span text:style-name="T24">.</text:span></text:span><text:bookmark-end text:name="__RefNumPara__2194_1823942306"/></text:p>
        </text:list-item>
        <text:list-item>
          <text:p text:style-name="P65"><text:bookmark text:name="__RefNumPara__3546_1823942306"/><text:span text:style-name="Default_20_Paragraph_20_Font"><text:span text:style-name="T24">PhpMyAdmin [Электронный ресурс]. - Режим доступа: </text:span></text:span><text:span text:style-name="Default_20_Paragraph_20_Font"><text:span text:style-name="T24">http://www.phpmyadmin.net/home_page/index.php</text:span></text:span><text:span text:style-name="Default_20_Paragraph_20_Font"><text:span text:style-name="T24">.</text:span></text:span><text:bookmark-end text:name="__RefNumPara__3546_1823942306"/></text:p>
        </text:list-item>
        <text:list-item>
          <text:p text:style-name="P65"><text:bookmark text:name="__RefNumPara__3020_917514657"/><text:span text:style-name="Default_20_Paragraph_20_Font"><text:span text:style-name="T24">Joomla! Help Site - mosLoadModules [Электронный ресурс]. - Режим доступа: </text:span></text:span><text:span text:style-name="Default_20_Paragraph_20_Font"><text:span text:style-name="T24">http://help.joomla.org/content/view/1565/125/</text:span></text:span><text:span text:style-name="Default_20_Paragraph_20_Font"><text:span text:style-name="T24">.</text:span></text:span><text:bookmark-end text:name="__RefNumPara__3020_917514657"/></text:p>
        </text:list-item>
        <text:list-item>
          <text:p text:style-name="P65"><text:bookmark text:name="__RefNumPara__5055_917514657"/><text:span text:style-name="Default_20_Paragraph_20_Font"><text:span text:style-name="T24">Joomla! Help Site - mosMainBody [Электронный ресурс]. - Режим доступа: </text:span></text:span><text:span text:style-name="Default_20_Paragraph_20_Font"><text:span text:style-name="T24">http://help.joomla.org/content/view/1566/125/</text:span></text:span><text:span text:style-name="Default_20_Paragraph_20_Font"><text:span text:style-name="T24">.</text:span></text:span><text:bookmark-end text:name="__RefNumPara__5055_917514657"/></text:p>
        </text:list-item>
        <text:list-item>
          <text:p text:style-name="P65"><text:bookmark text:name="__RefNumPara__3991_125047205"/><text:span text:style-name="Default_20_Paragraph_20_Font"><text:span text:style-name="T24">Синдром продвинутого пользователя [Электронный ресурс]. - Режим доступа: </text:span></text:span><text:span text:style-name="Default_20_Paragraph_20_Font">http://www.rhr.ru/index/midday/6976,0.html</text:span><text:span text:style-name="Default_20_Paragraph_20_Font"><text:span text:style-name="T21">.</text:span></text:span><text:bookmark-end text:name="__RefNumPara__3991_125047205"/></text:p>
        </text:list-item>
        <text:list-item>
          <text:p text:style-name="P64"><text:bookmark text:name="__RefNumPara__4438_125047205"/><text:span text:style-name="Default_20_Paragraph_20_Font"><text:span text:style-name="T24">Оскерко Т. Работа за компьютером. Вопросы охраны труда / Т. Оскерко. - Минск: Регистр, 2007. 144 с.</text:span></text:span><text:bookmark-end text:name="__RefNumPara__4438_125047205"/></text:p>
        </text:list-item>
        <text:list-item>
          <text:p text:style-name="P64"><text:bookmark text:name="__RefNumPara__4440_125047205"/><text:span text:style-name="Default_20_Paragraph_20_Font"><text:span text:style-name="T24">Шумилин В.К. Охрана труда на рабочих местах с компьютером / В. К. Шумилин, Е. П. Палькеев - М.: Нела-Информ, 2004. 160 с.</text:span></text:span><text:bookmark-end text:name="__RefNumPara__4440_125047205"/></text:p>
        </text:list-item>
        <text:list-item>
          <text:p text:style-name="P64"><text:bookmark text:name="__RefNumPara__6501_851631234"/><text:span text:style-name="Default_20_Paragraph_20_Font"><text:span text:style-name="T24">Схема работы Joomla [Электронный ресурс]. - Режим доступа: http://www.joomla-docs.ru/Схема_работы_Joomla.</text:span></text:span><text:bookmark-end text:name="__RefNumPara__6501_851631234"/></text:p>
        </text:list-item>
      </text:list>
      <text:p text:style-name="Заголовок_20_Без_20_Нумерации"><text:span text:style-name="Default_20_Paragraph_20_Font"><text:span text:style-name="T24">Приложение А</text:span></text:span></text:p>
      <text:p text:style-name="Text_20_body"><text:span text:style-name="Default_20_Paragraph_20_Font"><text:span text:style-name="T24">Часть текста конфигурационного файла “</text:span></text:span><text:span text:style-name="Default_20_Paragraph_20_Font"><text:span text:style-name="T27">configuration.php</text:span></text:span><text:span text:style-name="Default_20_Paragraph_20_Font"><text:span text:style-name="T24">”:</text:span></text:span></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mosConfig_host = 'localhost';</text:p>
            <text:p text:style-name="Листинг_20_кода">$mosConfig_lang = 'russian';</text:p>
            <text:p text:style-name="Листинг_20_кода">$mosConfig_lifetime = '1500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7">$mosConfig_mailer = 'mail';</text:span></text:span></text:p>
            <text:p text:style-name="Листинг_20_кода">$mosConfig_mailfrom = 'mailbox@mailbox.by';</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password = 'jyristov';</text:p>
            <text:p text:style-name="Листинг_20_кода">$mosConfig_secret = 'SecretKey';</text:p>
            <text:p text:style-name="Листинг_20_кода">$mosConfig_sendmail = '/usr/sbin/sendmail';</text:p>
            <text:p text:style-name="Листинг_20_кода">$mosConfig_session_life_admin = '15000';</text:p>
            <text:p text:style-name="Листинг_20_кода">$mosConfig_smtphost = 'localhost';</text:p>
            <text:p text:style-name="Листинг_20_кода">setlocale (LC_TIME, $mosConfig_locale);</text:p>
            <text:p text:style-name="Листинг_20_кода"><text:span text:style-name="Default_20_Paragraph_20_Font"><text:span text:style-name="T38">?&gt;</text:span></text:span></text:p>
          </table:table-cell>
        </table:table-row>
      </table:table>
      <text:p text:style-name="Text_20_body"><text:span text:style-name="Default_20_Paragraph_20_Font"><text:span text:style-name="T34"/></text:span></text:p>
      <text:p text:style-name="P46"><text:span text:style-name="Default_20_Paragraph_20_Font"><text:span text:style-name="T43">Приложение Б</text:span></text:span></text:p>
      <text:p text:style-name="Text_20_body">Текст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43">Текст на языке программирования PHP.</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Развертывание конструкций и подстановка реальных данных из СУБД для негерации текста блока страницы “Название”</text:p>
          </table:table-cell>
          <table:table-cell table:style-name="Таблица7.B2" office:value-type="string">
            <text:p text:style-name="Листинг_20_кода"><text:span text:style-name="T6">&lt;div style="position: absolute; top: 50px; left: 0px; width: 936px; height: 1362px; background-image: url(</text:span>http://jyristov.net/templates/jyristov/images/bg.jpg);<text:span text:style-name="T6"> background-repeat: repeat-y; clear: both;"&gt;</text:span></text:p>
            <text:p text:style-name="Листинг_20_кода"><text:span text:style-name="T6">&lt;img src="</text:span>http://jyristov.net/templates/jyristov/images/verh.jpg<text:span text:style-name="T6">" title="Юридическая компания Надежный выбор" style="position: absolute; top: -44px; left: 0px;" clear: both;&gt;</text:span></text:p>
            <text:p text:style-name="Листинг_20_кода"><text:span text:style-name="T6">&lt;img src="</text:span>http://jyristov.net/templates/jyristov/images/bok.jpg<text:span text:style-name="T6">" style="position: absolute; top: -36px; right: 0px; z-index: 5; clear: both;"&gt;</text:span></text:p>
          </table:table-cell>
        </table:table-row>
      </table:table>
      <text:p text:style-name="Text_20_body"><text:span text:style-name="Default_20_Paragraph_20_Font"><text:span text:style-name="T43"/></text:span></text:p>
      <text:p text:style-name="Заголовок_20_Без_20_Нумерации"><text:span text:style-name="Default_20_Paragraph_20_Font"><text:span text:style-name="T43">Приложение В</text:span></text:span></text:p>
      <text:p text:style-name="Text_20_body">Текст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43">Текст на языке программирования PHP.</text:p>
          </table:table-cell>
          <table:table-cell table:style-name="Таблица8.B1" office:value-type="string">
            <text:p text:style-name="P41">&lt;div style="position: absolute; top: 155px; left: 129px; width: 746px; height: 57px; background-image: url(&lt;?php echo $mosConfig_live_site;?&gt;/templates/&lt;?php echo $mainframe-&gt;getTemplate(); ?&gt;/images/bg1.jpg); background-repeat: repeat-y; padding-left: 40px; clear: both;"&gt;</text:p>
            <text:p text:style-name="P41">&lt;div id="menu" class="mainlevel"&gt;</text:p>
            <text:p text:style-name="P41">&lt;?php <text:s/>mosLoadModules ( 'left' , -1); ?&gt;</text:p>
            <text:p text:style-name="P41">&lt;/div&gt;</text:p>
          </table:table-cell>
        </table:table-row>
        <table:table-row>
          <table:table-cell table:style-name="Таблица8.A2" office:value-type="string">
            <text:p text:style-name="Листинг_20_кода">Развертывание конструкций и подстановка реальных данных из СУБД для негерации текста блока страницы “Меню приложения”</text:p>
          </table:table-cell>
          <table:table-cell table:style-name="Таблица8.B2" office:value-type="string">
            <text:p text:style-name="Листинг_20_кода"><text:span text:style-name="T6">&lt;div style="position: absolute; top: 155px; left: 129px; width: 746px; height: 57px; background-image: url(</text:span>http://jyristov.net/templates/jyristov/images/bg1.jpg);<text:span text:style-name="T6"> background-repeat: repeat-y; padding-left: 40px; clear: both;"&gt;</text:span></text:p>
            <text:p text:style-name="P44">&lt;div id="menu" class="mainlevel"&gt;</text:p>
            <text:p text:style-name="Листинг_20_кода"><text:span text:style-name="T6">&lt;ul&gt;&lt;a href="</text:span>http://jyristov.net/<text:span text:style-name="T6">" id="active_menu"&gt;Главная&lt;/a&gt;</text:span></text:p>
            <text:p text:style-name="Листинг_20_кода"><text:span text:style-name="T6">&lt;a href="</text:span>http://jyristov.net/docs/index.html<text:span text:style-name="T6">" &gt;Документы&lt;/a&gt;</text:span></text:p>
            <text:p text:style-name="Листинг_20_кода"><text:span text:style-name="T6">&lt;a href="</text:span>http://jyristov.net/uslugi/index.html<text:span text:style-name="T6">" &gt;Услуги&lt;/a&gt;</text:span></text:p>
            <text:p text:style-name="Листинг_20_кода"><text:span text:style-name="T6">&lt;a href="</text:span>http://jyristov.net/novosti/index.html<text:span text:style-name="T6">" &gt;Новости&lt;/a&gt;</text:span></text:p>
            <text:p text:style-name="Листинг_20_кода"><text:span text:style-name="T6">&lt;a href="</text:span>http://jyristov.net/klientyi/index.html<text:span text:style-name="T6">" &gt;Клиенты&lt;/a&gt;</text:span></text:p>
            <text:p text:style-name="Листинг_20_кода"><text:span text:style-name="T6">&lt;a href="</text:span>http://jyristov.net/kontaktaj-informacia.php<text:span text:style-name="T6">" &gt;Контакты&lt;/a&gt;</text:span></text:p>
            <text:p text:style-name="P43">&lt;/ul&gt;&lt;/div&gt;</text:p>
            <text:p text:style-name="Листинг_20_кода"><text:span text:style-name="T7">&lt;img src="</text:span>http://jyristov.net/templates/jyristov/images/i1.jpg<text:span text:style-name="T7">" style="position: absolute; bottom: 0px; left: 0px;"&gt;</text:span></text:p>
            <text:p text:style-name="P45">&lt;/div&gt;</text:p>
          </table:table-cell>
        </table:table-row>
      </table:table>
      <text:p text:style-name="Text_20_body"><text:span text:style-name="Default_20_Paragraph_20_Font"><text:span text:style-name="T43"/></text:span></text:p>
      <text:p text:style-name="Заголовок_20_Без_20_Нумерации"><text:span text:style-name="Default_20_Paragraph_20_Font"><text:span text:style-name="T43">Приложение Г</text:span></text:span></text:p>
      <text:p text:style-name="Text_20_body">Текст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3">Текст на языке программирования PHP.</text:p>
          </table:table-cell>
          <table:table-cell table:style-name="Таблица9.B1" office:value-type="string">
            <text:p text:style-name="P41">&lt;div style="position:absolute; top:239px; left:129px; width:746px;"&gt;</text:p>
            <text:p text:style-name="P41">&lt;div class="newsall"&gt;</text:p>
            <text:p text:style-name="P41">&lt;?php <text:s/>mosLoadModules ('price',1); ?&gt;</text:p>
            <text:p text:style-name="P41">&lt;?php <text:s/>mosLoadModules ('latestnews', 0); ?&gt;</text:p>
          </table:table-cell>
        </table:table-row>
        <table:table-row table:style-name="Таблица9.2">
          <table:table-cell table:style-name="Таблица9.A2" office:value-type="string">
            <text:p text:style-name="Листинг_20_кода">Развертывание конструкций и подстановка реальных данных из СУБД для негерации текста блока страницы “Новостная лента”</text:p>
          </table:table-cell>
          <table:table-cell table:style-name="Таблица9.B2" office:value-type="string">
            <text:p text:style-name="P42">&lt;div style="position:absolute; top:239px; left:129px; width:746px;"&gt;</text:p>
            <text:p text:style-name="P42">&lt;div class="newsall"&gt;</text:p>
            <text:p text:style-name="P42">&lt;table cellpadding="0" cellspacing="0"&gt;</text:p>
            <text:p text:style-name="P42">&lt;tr&gt;&lt;td&gt;</text:p>
            <text:p text:style-name="P42">&lt;/td&gt;&lt;/tr&gt;</text:p>
            <text:p text:style-name="P42">&lt;/table&gt;</text:p>
            <text:p text:style-name="P42">&lt;table cellpadding="0" cellspacing="0"&gt;</text:p>
            <text:p text:style-name="P42">&lt;tr&gt;&lt;td&gt;</text:p>
            <text:p text:style-name="P42">&lt;div class="news"&gt;<text:tab/></text:p>
            <text:p text:style-name="P42">&lt;div class="bg_l"&gt;&lt;div class="text_z"&gt;28 октября, 2009&lt;/div&gt;&lt;/div&gt;</text:p>
            <text:p text:style-name="P42">&lt;br /&gt;</text:p>
            <text:p text:style-name="P42">&lt;b&gt;ИМНС пополняет бюджет&lt;/b&gt;&lt;br /&gt;</text:p>
            <text:p text:style-name="Листинг_20_кода"><text:span text:style-name="T39">&lt;p class="MsoNormal" style="text-align:justify;text-indent:27.0pt"&gt;Индивидуальный</text:span><text:span text:style-name="T40">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6"> И поскольку доход за этот период не получил, единый налог ИП не уплачивал...&lt;/p&gt;</text:span></text:p>
            <text:p text:style-name="Листинг_20_кода"><text:span text:style-name="T6">&lt;p&gt;&lt;a href="</text:span>http://jyristov.net/imns-popolnyaet-byudzhet.html<text:span text:style-name="T6">" class="latestnews"&gt;Читать полностью&lt;/a&gt;&lt;/p&gt;&lt;br /&gt;</text:span></text:p>
            <text:p text:style-name="P42">&lt;/div&gt;</text:p>
            <text:p text:style-name="P42">&lt;div class="news"&gt;<text:tab/></text:p>
            <text:p text:style-name="P42">&lt;div class="bg_l"&gt;&lt;div class="text_z"&gt;19 октября, 2009&lt;/div&gt;&lt;/div&gt;&lt;br /&gt;</text:p>
            <text:p text:style-name="P42">&lt;b&gt;Проверки взяты под особый контроль&lt;/b&gt;&lt;br /&gt;</text:p>
            <text:p text:style-name="P43">&lt;p&gt;&amp;#160;&lt;/p&gt;</text:p>
            <text:p text:style-name="Листинг_20_кода"><text:span text:style-name="T6">&lt;p&gt;&lt;a href="</text:span>http://jyristov.net/proverki-kgk.html<text:span text:style-name="T6">" class="latestnews"&gt;</text:span></text:p>
            <text:p text:style-name="P43">Читать полностью&lt;/a&gt;&lt;/p&gt;</text:p>
            <text:p text:style-name="P43">&lt;br /&gt;</text:p>
            <text:p text:style-name="P43">&lt;/div&gt;</text:p>
            <text:p text:style-name="P42">&lt;div class="news"&gt;<text:tab/></text:p>
            <text:p text:style-name="P42">&lt;div class="bg_l"&gt;&lt;div class="text_z"&gt;22 сентября, 2009&lt;/div&gt;&lt;/div&gt;</text:p>
            <text:p text:style-name="P42">&lt;br /&gt;</text:p>
            <text:p text:style-name="Листинг_20_кода"><text:span text:style-name="T39">&lt;b&gt;Рост иностранных инвестиций в Беларуси ожидается в конце 2009 года&lt;/b&gt;&lt;br /&gt;</text:span><text:span text:style-name="T6">&lt;p&gt;&amp;#160;&lt;/p&gt;</text:span></text:p>
            <text:p text:style-name="Листинг_20_кода"><text:span text:style-name="T6">&lt;p&gt;&lt;a href="</text:span>http://jyristov.net/rost-inostrannyih-investitsiy-v-belarusi-ozhidaetsya-v-kontse-2009-goda.html<text:span text:style-name="T6">" class="latestnews"&gt;Читать полностью&lt;/a&gt;&lt;/p&gt;&lt;br /&gt;</text:span></text:p>
            <text:p text:style-name="P42">&lt;/div&gt;</text:p>
            <text:p text:style-name="P42">&lt;/td&gt;&lt;/tr&gt;</text:p>
            <text:p text:style-name="P42">&lt;/table&gt;</text:p>
          </table:table-cell>
        </table:table-row>
      </table:table>
      <text:p text:style-name="P35"><text:span text:style-name="Default_20_Paragraph_20_Font"><text:span text:style-name="T43"/></text:span></text:p>
      <text:p text:style-name="Заголовок_20_Без_20_Нумерации">Приложение Д</text:p>
      <text:p text:style-name="Text_20_body">Текст блока "Содержимое страницы" для "Главной страницы»:</text:p>
      <table:table table:name="Таблица10" table:style-name="Таблица10">
        <table:table-column table:style-name="Таблица10.A"/>
        <table:table-column table:style-name="Таблица10.B"/>
        <table:table-row>
          <table:table-cell table:style-name="Таблица10.A1" office:value-type="string">
            <text:p text:style-name="P43">Текст на языке программирования PHP.</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Листинг_20_кода">Развертывание конструкций и подстановка реальных данных из СУБД для негерации текста блока страницы “Содержимое страницы”</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Заголовок_20_Без_20_Нумерации"/>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8</text:page-number></text:p>
      </style:footer>
    </style:master-page>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28T00:33:28</dc:date>
    <meta:editing-cycles>666</meta:editing-cycles>
    <meta:editing-duration>PT122H26M36S</meta:editing-duration>
    <meta:document-statistic meta:table-count="10" meta:image-count="27" meta:object-count="0" meta:page-count="64" meta:paragraph-count="615" meta:word-count="10263" meta:character-count="90529"/>
    <meta:template xlink:type="simple" xlink:actuate="onRequest" xlink:title="" xlink:href="../../../../../../../../../../_dev/univer/Diploma/SidarauIS/doc/sidarau.odt/Normal.dotm"/>
  </office:meta>
</office:document-meta>
</file>